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0.99mm"/>
    </style:style>
    <style:style style:name="co3" style:family="table-column">
      <style:table-column-properties fo:break-before="auto" style:column-width="115.89mm"/>
    </style:style>
    <style:style style:name="co4" style:family="table-column">
      <style:table-column-properties fo:break-before="auto" style:column-width="41.08mm"/>
    </style:style>
    <style:style style:name="co5" style:family="table-column">
      <style:table-column-properties fo:break-before="auto" style:column-width="34.17mm"/>
    </style:style>
    <style:style style:name="co6" style:family="table-column">
      <style:table-column-properties fo:break-before="auto" style:column-width="15.89mm"/>
    </style:style>
    <style:style style:name="co7" style:family="table-column">
      <style:table-column-properties fo:break-before="auto" style:column-width="45.07mm"/>
    </style:style>
    <style:style style:name="co8" style:family="table-column">
      <style:table-column-properties fo:break-before="auto" style:column-width="45.9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0.3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terature-search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 data management: Controlling data volume, velocity and variety</text:p>
          </table:table-cell>
          <table:table-cell table:formula="of:=VLOOKUP([.C2];[$Sheet2.$A$1:.$B$346];2;0)" office:value-type="string" office:string-value="laney20013d" calcext:value-type="string">
            <text:p>laney20013d</text:p>
          </table:table-cell>
          <table:table-cell office:value-type="string" calcext:value-type="string">
            <text:p>META group research not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ig data and human geography: Opportunities, challenges and risks</text:p>
          </table:table-cell>
          <table:table-cell table:formula="of:=VLOOKUP([.C3];[$Sheet2.$A$1:.$B$346];2;0)" office:value-type="string" office:string-value="kitchin2013big" calcext:value-type="string">
            <text:p>kitchin2013big</text:p>
          </table:table-cell>
          <table:table-cell office:value-type="string" calcext:value-type="string">
            <text:p>Dialogues in human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g data and its technical challenges</text:p>
          </table:table-cell>
          <table:table-cell table:formula="of:=VLOOKUP([.C4];[$Sheet2.$A$1:.$B$346];2;0)" office:value-type="string" office:string-value="jagadish2014big" calcext:value-type="string">
            <text:p>jagadish2014big</text:p>
          </table:table-cell>
          <table:table-cell office:value-type="string" calcext:value-type="string">
            <text:p>Communications of the ACM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g data classification: Problems and challenges in network intrusion prediction with machine learning</text:p>
          </table:table-cell>
          <table:table-cell table:formula="of:=VLOOKUP([.C5];[$Sheet2.$A$1:.$B$346];2;0)" office:value-type="string" office:string-value="suthaharan2014big" calcext:value-type="string">
            <text:p>suthaharan2014big</text:p>
          </table:table-cell>
          <table:table-cell office:value-type="string" calcext:value-type="string">
            <text:p>ACM SIGMETRICS Performance Evaluation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g data, new epistemologies and paradigm shifts</text:p>
          </table:table-cell>
          <table:table-cell table:formula="of:=VLOOKUP([.C6];[$Sheet2.$A$1:.$B$346];2;0)" office:value-type="string" office:string-value="kitchin2014big" calcext:value-type="string">
            <text:p>kitchin2014big</text:p>
          </table:table-cell>
          <table:table-cell office:value-type="string" calcext:value-type="string">
            <text:p>Big Data &amp; Socie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yond the hype: Big data concepts, methods, and analytics</text:p>
          </table:table-cell>
          <table:table-cell table:formula="of:=VLOOKUP([.C7];[$Sheet2.$A$1:.$B$346];2;0)" office:value-type="string" office:string-value="gandomi2015beyond" calcext:value-type="string">
            <text:p>gandomi2015beyond</text:p>
          </table:table-cell>
          <table:table-cell office:value-type="string" calcext:value-type="string">
            <text:p>International Journal of Information Manage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ata-driven geography</text:p>
          </table:table-cell>
          <table:table-cell table:formula="of:=VLOOKUP([.C8];[$Sheet2.$A$1:.$B$346];2;0)" office:value-type="string" office:string-value="miller2015data" calcext:value-type="string">
            <text:p>miller2015data</text:p>
          </table:table-cell>
          <table:table-cell office:value-type="string" calcext:value-type="string">
            <text:p>Geo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spatial big data handling theory and methods: A review and research challenges</text:p>
          </table:table-cell>
          <table:table-cell table:formula="of:=VLOOKUP([.C9];[$Sheet2.$A$1:.$B$346];2;0)" office:value-type="string" office:string-value="li2016geospatial" calcext:value-type="string">
            <text:p>li2016geospatial</text:p>
          </table:table-cell>
          <table:table-cell office:value-type="string" calcext:value-type="string">
            <text:p>ISPRS journal of Photogrammetry and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ndbook of research on big data and the iot</text:p>
          </table:table-cell>
          <table:table-cell table:formula="of:=VLOOKUP([.C10];[$Sheet2.$A$1:.$B$346];2;0)" office:value-type="string" office:string-value="kaur2019handbook" calcext:value-type="string">
            <text:p>kaur2019handbook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 Data Review</text:p>
          </table:table-cell>
          <table:table-cell office:value-type="string" calcext:value-type="string">
            <text:p>Big Dat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rsonal, public: Using diy to explore citizen-led efforts in urban computing</text:p>
          </table:table-cell>
          <table:table-cell table:formula="of:=VLOOKUP([.C11];[$Sheet2.$A$1:.$B$346];2;0)" office:value-type="string" office:string-value="bisker2010" calcext:value-type="string">
            <text:p>bisker2010</text:p>
          </table:table-cell>
          <table:table-cell office:value-type="string" calcext:value-type="string">
            <text:p>Proceedings of the 28th of the international conference extended abstracts on Human factors in computing systems - CHI EA ’1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ellular census: Explorations in urban data collection</text:p>
          </table:table-cell>
          <table:table-cell table:formula="of:=VLOOKUP([.C12];[$Sheet2.$A$1:.$B$346];2;0)" office:value-type="string" office:string-value="reades2007" calcext:value-type="string">
            <text:p>reades2007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 review of urban computing for mobile phone traces: Current methods, challenges and opportunities</text:p>
          </table:table-cell>
          <table:table-cell table:formula="of:=VLOOKUP([.C13];[$Sheet2.$A$1:.$B$346];2;0)" office:value-type="string" office:string-value="jiang2013" calcext:value-type="string">
            <text:p>jiang2013</text:p>
          </table:table-cell>
          <table:table-cell office:value-type="string" calcext:value-type="string">
            <text:p>Proceedings of the 2nd acm sigkdd international workshop on urban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suring benefits, drawbacks and risks of smart community wireless platforms</text:p>
          </table:table-cell>
          <table:table-cell table:formula="of:=VLOOKUP([.C14];[$Sheet2.$A$1:.$B$346];2;0)" office:value-type="string" office:string-value="yucel2017measuring" calcext:value-type="string">
            <text:p>yucel2017measuring</text:p>
          </table:table-cell>
          <table:table-cell office:value-type="string" calcext:value-type="string">
            <text:p>Proceedings of the international conference on modeling, simulation and visualization methods (msv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ootfall count estimation techniques using mobile data</text:p>
          </table:table-cell>
          <table:table-cell table:formula="of:=VLOOKUP([.C15];[$Sheet2.$A$1:.$B$346];2;0)" office:value-type="string" office:string-value="ng2017footfall" calcext:value-type="string">
            <text:p>ng2017footfall</text:p>
          </table:table-cell>
          <table:table-cell office:value-type="string" calcext:value-type="string">
            <text:p>2017 18th ieee international conference on mobile data management (mdm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gital urban sensing: A multi-layered approach</text:p>
          </table:table-cell>
          <table:table-cell table:formula="of:=VLOOKUP([.C16];[$Sheet2.$A$1:.$B$346];2;0)" office:value-type="string" office:string-value="zhu2018digital" calcext:value-type="string">
            <text:p>zhu2018digital</text:p>
          </table:table-cell>
          <table:table-cell office:value-type="string" calcext:value-type="string">
            <text:p>arXiv preprint arXiv:1809.0128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nsing the urban: Using location-based social network data in urban analysis</text:p>
          </table:table-cell>
          <table:table-cell table:formula="of:=VLOOKUP([.C17];[$Sheet2.$A$1:.$B$346];2;0)" office:value-type="string" office:string-value="bawa-Cavia2011" calcext:value-type="string">
            <text:p>bawa-Cavia2011</text:p>
          </table:table-cell>
          <table:table-cell office:value-type="string" calcext:value-type="string">
            <text:p>Workshop on pervasive and urban applications (purba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mobile data challenge: Big data for mobile computing research</text:p>
          </table:table-cell>
          <table:table-cell table:formula="of:=VLOOKUP([.C18];[$Sheet2.$A$1:.$B$346];2;0)" office:value-type="string" office:string-value="laurila2012mobile" calcext:value-type="string">
            <text:p>laurila2012mobile</text:p>
          </table:table-cell>
          <table:table-cell office:value-type="string" calcext:value-type="string">
            <text:p>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ferring presence status on smartphones: The big data perspective</text:p>
          </table:table-cell>
          <table:table-cell table:formula="of:=VLOOKUP([.C19];[$Sheet2.$A$1:.$B$346];2;0)" office:value-type="string" office:string-value="antonic2013" calcext:value-type="string">
            <text:p>antonic2013</text:p>
          </table:table-cell>
          <table:table-cell office:value-type="string" calcext:value-type="string">
            <text:p>Proceedings - international symposium on computers and commun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rban sensing using mobile phone network data: A survey of research</text:p>
          </table:table-cell>
          <table:table-cell table:formula="of:=VLOOKUP([.C20];[$Sheet2.$A$1:.$B$346];2;0)" office:value-type="string" office:string-value="calabrese2015" calcext:value-type="string">
            <text:p>calabrese2015</text:p>
          </table:table-cell>
          <table:table-cell office:value-type="string" calcext:value-type="string">
            <text:p>ACM Computing Surveys (CSUR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paring urban sensing applications using event and network-driven mobile phone location data</text:p>
          </table:table-cell>
          <table:table-cell table:formula="of:=VLOOKUP([.C21];[$Sheet2.$A$1:.$B$346];2;0)" office:value-type="string" office:string-value="pinelli2015comparing" calcext:value-type="string">
            <text:p>pinelli2015comparing</text:p>
          </table:table-cell>
          <table:table-cell office:value-type="string" calcext:value-type="string">
            <text:p>Mobile data management (mdm), 2015 16th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OT based real time people counting system for smart buildings</text:p>
          </table:table-cell>
          <table:table-cell table:formula="of:=VLOOKUP([.C22];[$Sheet2.$A$1:.$B$346];2;0)" office:value-type="string" office:string-value="sruthi2019iot" calcext:value-type="string">
            <text:p>sruthi2019iot</text:p>
          </table:table-cell>
          <table:table-cell office:value-type="string" calcext:value-type="string">
            <text:p>International Journal of Emerging Technology and Innovative Engineer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survey of mobile phone sensing</text:p>
          </table:table-cell>
          <table:table-cell table:formula="of:=VLOOKUP([.C23];[$Sheet2.$A$1:.$B$346];2;0)" office:value-type="string" office:string-value="lane2010survey" calcext:value-type="string">
            <text:p>lane2010survey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 improved heuristic drift elimination method for indoor pedestrian positioning</text:p>
          </table:table-cell>
          <table:table-cell table:formula="of:=VLOOKUP([.C24];[$Sheet2.$A$1:.$B$346];2;0)" office:value-type="string" office:string-value="deng2018improved" calcext:value-type="string">
            <text:p>deng2018improved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obile landscapes: Using location data from cell phones for urban analysis</text:p>
          </table:table-cell>
          <table:table-cell table:formula="of:=VLOOKUP([.C25];[$Sheet2.$A$1:.$B$346];2;0)" office:value-type="string" office:string-value="ratti2006" calcext:value-type="string">
            <text:p>ratti2006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patio-temporal techniques for user identification by means of gps mobility data</text:p>
          </table:table-cell>
          <table:table-cell table:formula="of:=VLOOKUP([.C26];[$Sheet2.$A$1:.$B$346];2;0)" office:value-type="string" office:string-value="rossi2015spatio" calcext:value-type="string">
            <text:p>rossi2015spatio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Urban gis applications</text:p>
          </table:table-cell>
          <table:table-cell table:formula="of:=VLOOKUP([.C27];[$Sheet2.$A$1:.$B$346];2;0)" office:value-type="string" office:string-value="parrott1999" calcext:value-type="string">
            <text:p>parrott1999</text:p>
          </table:table-cell>
          <table:table-cell office:value-type="string" calcext:value-type="string">
            <text:p>Geographic information systems - principles, techniques, applications and management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rinciples of emergency planning and management</text:p>
          </table:table-cell>
          <table:table-cell table:formula="of:=VLOOKUP([.C28];[$Sheet2.$A$1:.$B$346];2;0)" office:value-type="string" office:string-value="alexander2002" calcext:value-type="string">
            <text:p>alexander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I science, disasters, and emergency management</text:p>
          </table:table-cell>
          <table:table-cell table:formula="of:=VLOOKUP([.C29];[$Sheet2.$A$1:.$B$346];2;0)" office:value-type="string" office:string-value="cutter2003gi" calcext:value-type="string">
            <text:p>cutter2003gi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hen mobile crowd sensing meets traditional industry</text:p>
          </table:table-cell>
          <table:table-cell table:formula="of:=VLOOKUP([.C30];[$Sheet2.$A$1:.$B$346];2;0)" office:value-type="string" office:string-value="shu2017mobile" calcext:value-type="string">
            <text:p>shu2017mobile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table:formula="of:=VLOOKUP([.C31];[$Sheet2.$A$1:.$B$346];2;0)" office:value-type="string" office:string-value="taylor2019investigating" calcext:value-type="string">
            <text:p>taylor2019investigating</text:p>
          </table:table-cell>
          <table:table-cell office:value-type="string" calcext:value-type="string">
            <text:p>International Journal of Drug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iFlow: Real time travel time estimation using Wi-Fi monitors</text:p>
          </table:table-cell>
          <table:table-cell table:formula="of:=VLOOKUP([.C32];[$Sheet2.$A$1:.$B$346];2;0)" office:value-type="string" office:string-value="musa2011wiflow" calcext:value-type="string">
            <text:p>musa2011wiflow</text:p>
          </table:table-cell>
          <table:table-cell office:value-type="string" calcext:value-type="string">
            <text:p>Proceedings of the 9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table:formula="of:=VLOOKUP([.C33];[$Sheet2.$A$1:.$B$346];2;0)" office:value-type="string" office:string-value="abedi2013bluetooth" calcext:value-type="string">
            <text:p>abedi2013bluetooth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vice-location estimation based on rssi measurements over wifi and bluetooth</text:p>
          </table:table-cell>
          <table:table-cell table:formula="of:=VLOOKUP([.C34];[$Sheet2.$A$1:.$B$346];2;0)" office:value-type="string" office:string-value="dinesh2017device" calcext:value-type="string">
            <text:p>dinesh2017devic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rowdProbe: Non-invasive crowd monitoring with Wi-Fi probe</text:p>
          </table:table-cell>
          <table:table-cell table:formula="of:=VLOOKUP([.C35];[$Sheet2.$A$1:.$B$346];2;0)" office:value-type="string" office:string-value="hong2018crowdprobe" calcext:value-type="string">
            <text:p>hong2018crowdprob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 alternative roaming model inLoRaWAN</text:p>
          </table:table-cell>
          <table:table-cell table:formula="of:=VLOOKUP([.C36];[$Sheet2.$A$1:.$B$346];2;0)" office:value-type="string" office:string-value="lamberg2018alternative" calcext:value-type="string">
            <text:p>lamberg2018alternativ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mpirical evaluation of bluetooth and Wi-Fi scanning for road transport</text:p>
          </table:table-cell>
          <table:table-cell table:formula="of:=VLOOKUP([.C37];[$Sheet2.$A$1:.$B$346];2;0)" office:value-type="string" office:string-value="abbott2013empirical" calcext:value-type="string">
            <text:p>abbott2013empirical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ata, data everywhere, but can we really use them</text:p>
          </table:table-cell>
          <table:table-cell table:formula="of:=VLOOKUP([.C38];[$Sheet2.$A$1:.$B$346];2;0)" office:value-type="string" office:string-value="thomas2001" calcext:value-type="string">
            <text:p>thomas2001</text:p>
          </table:table-cell>
          <table:table-cell office:value-type="string" calcext:value-type="string">
            <text:p>American hazardscapes: The regionalization of hazards and disast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 flood of hard data.</text:p>
          </table:table-cell>
          <table:table-cell table:formula="of:=VLOOKUP([.C39];[$Sheet2.$A$1:.$B$346];2;0)" office:value-type="string" office:string-value="editorial2008" calcext:value-type="string">
            <text:p>editorial2008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data avalanche is here. Shouldn’t we be digging?</text:p>
          </table:table-cell>
          <table:table-cell table:formula="of:=VLOOKUP([.C40];[$Sheet2.$A$1:.$B$346];2;0)" office:value-type="string" office:string-value="miller2010" calcext:value-type="string">
            <text:p>miller2010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ccidental, open and everywhere: Emerging data sources for the understanding of cities</text:p>
          </table:table-cell>
          <table:table-cell table:formula="of:=VLOOKUP([.C41];[$Sheet2.$A$1:.$B$346];2;0)" office:value-type="string" office:string-value="arribas-bel2014" calcext:value-type="string">
            <text:p>arribas-bel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he uses of big data in cities</text:p>
          </table:table-cell>
          <table:table-cell table:formula="of:=VLOOKUP([.C42];[$Sheet2.$A$1:.$B$346];2;0)" office:value-type="string" office:string-value="bettencourt2014" calcext:value-type="string">
            <text:p>bettencourt2014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table:formula="of:=VLOOKUP([.C43];[$Sheet2.$A$1:.$B$346];2;0)" office:value-type="string" office:string-value="kontokosta2015" calcext:value-type="string">
            <text:p>kontokosta2015</text:p>
          </table:table-cell>
          <table:table-cell office:value-type="string" calcext:value-type="string">
            <text:p>SSRN Electron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he impact of biases in mobile phone ownership on estimates of human mobility</text:p>
          </table:table-cell>
          <table:table-cell table:formula="of:=VLOOKUP([.C44];[$Sheet2.$A$1:.$B$346];2;0)" office:value-type="string" office:string-value="wesolowski2013" calcext:value-type="string">
            <text:p>wesolowski2013</text:p>
          </table:table-cell>
          <table:table-cell office:value-type="string" calcext:value-type="string">
            <text:p>Journal of the Royal Society Interf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ata from mobile phone operators: A tool for smarter cities?</text:p>
          </table:table-cell>
          <table:table-cell table:formula="of:=VLOOKUP([.C45];[$Sheet2.$A$1:.$B$346];2;0)" office:value-type="string" office:string-value="steenbruggen2015" calcext:value-type="string">
            <text:p>steenbruggen2015</text:p>
          </table:table-cell>
          <table:table-cell office:value-type="string" calcext:value-type="string">
            <text:p>Telecommunications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bile network big data for development: Demystifying the uses and challenges</text:p>
          </table:table-cell>
          <table:table-cell table:formula="of:=VLOOKUP([.C46];[$Sheet2.$A$1:.$B$346];2;0)" office:value-type="string" office:string-value="lokanathan2015" calcext:value-type="string">
            <text:p>lokanathan2015</text:p>
          </table:table-cell>
          <table:table-cell office:value-type="string" calcext:value-type="string">
            <text:p>Digiworld Economic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strumenting the city: Developing methods for observing and understanding the digital cityscape</text:p>
          </table:table-cell>
          <table:table-cell table:formula="of:=VLOOKUP([.C47];[$Sheet2.$A$1:.$B$346];2;0)" office:value-type="string" office:string-value="o2006instrumenting" calcext:value-type="string">
            <text:p>o2006instrumenting</text:p>
          </table:table-cell>
          <table:table-cell office:value-type="string" calcext:value-type="string">
            <text:p>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fe in the real-time city: Mobile telephones and urban metabolism</text:p>
          </table:table-cell>
          <table:table-cell table:formula="of:=VLOOKUP([.C48];[$Sheet2.$A$1:.$B$346];2;0)" office:value-type="string" office:string-value="townsend2000" calcext:value-type="string">
            <text:p>townsend200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rowdsourcing urban sensing: Mobile phone for urban data collection</text:p>
          </table:table-cell>
          <table:table-cell table:formula="of:=VLOOKUP([.C49];[$Sheet2.$A$1:.$B$346];2;0)" office:value-type="string" office:string-value="shin2013" calcext:value-type="string">
            <text:p>shin2013</text:p>
          </table:table-cell>
          <table:table-cell office:value-type="string" calcext:value-type="string">
            <text:p>2nd international hybrid city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wnership versus on-campus use of mobile it devices by university students</text:p>
          </table:table-cell>
          <table:table-cell table:formula="of:=VLOOKUP([.C50];[$Sheet2.$A$1:.$B$346];2;0)" office:value-type="string" office:string-value="kobus2013" calcext:value-type="string">
            <text:p>kobus2013</text:p>
          </table:table-cell>
          <table:table-cell office:value-type="string" calcext:value-type="string">
            <text:p>Computers and Educ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owards rich mobile phone datasets: Lausanne data collection campaign</text:p>
          </table:table-cell>
          <table:table-cell table:formula="of:=VLOOKUP([.C51];[$Sheet2.$A$1:.$B$346];2;0)" office:value-type="string" office:string-value="kiukkonen2010towards" calcext:value-type="string">
            <text:p>kiukkonen2010towards</text:p>
          </table:table-cell>
          <table:table-cell office:value-type="string" calcext:value-type="string">
            <text:p>Proc. ICPS, Berli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ireless positioning technologies and applications, artech house</text:p>
          </table:table-cell>
          <table:table-cell table:formula="of:=VLOOKUP([.C52];[$Sheet2.$A$1:.$B$346];2;0)" office:value-type="string" office:string-value="bensky2007" calcext:value-type="string">
            <text:p>bensky2007</text:p>
          </table:table-cell>
          <table:table-cell office:value-type="string" calcext:value-type="string">
            <text:p>Inc., Norwood, M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ting sensors in the wild: Pursuit of ranging quality</text:p>
          </table:table-cell>
          <table:table-cell table:formula="of:=VLOOKUP([.C53];[$Sheet2.$A$1:.$B$346];2;0)" office:value-type="string" office:string-value="xi2010locating" calcext:value-type="string">
            <text:p>xi2010locating</text:p>
          </table:table-cell>
          <table:table-cell office:value-type="string" calcext:value-type="string">
            <text:p>Proceedings of the 8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ow talkative is your mobile device?: An experimental study of Wi-Fi probe requests</text:p>
          </table:table-cell>
          <table:table-cell table:formula="of:=VLOOKUP([.C54];[$Sheet2.$A$1:.$B$346];2;0)" office:value-type="string" office:string-value="freudinger2015" calcext:value-type="string">
            <text:p>freudinger2015</text:p>
          </table:table-cell>
          <table:table-cell office:value-type="string" calcext:value-type="string">
            <text:p>Proceedings of the 8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mart street sensor project</text:p>
          </table:table-cell>
          <table:table-cell table:formula="of:=VLOOKUP([.C55];[$Sheet2.$A$1:.$B$346];2;0)" office:value-type="string" office:string-value="sss2016" calcext:value-type="string">
            <text:p>sss2016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derstanding sources of measurement error in the wi-fi sensor data in the smart city</text:p>
          </table:table-cell>
          <table:table-cell table:formula="of:=VLOOKUP([.C56];[$Sheet2.$A$1:.$B$346];2;0)" office:value-type="string" office:string-value="lugomer2017understanding" calcext:value-type="string">
            <text:p>lugomer2017understanding</text:p>
          </table:table-cell>
          <table:table-cell office:value-type="string" calcext:value-type="string">
            <text:p>Proceedings of gisruk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vements in cities: Footfall and its spatio-temporal distribution</text:p>
          </table:table-cell>
          <table:table-cell table:formula="of:=VLOOKUP([.C57];[$Sheet2.$A$1:.$B$346];2;0)" office:value-type="string" office:string-value="cdrcbook" calcext:value-type="string">
            <text:p>cdrcbook</text:p>
          </table:table-cell>
          <table:table-cell office:value-type="string" calcext:value-type="string">
            <text:p>Consumer data research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Data Sourc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traceability attack against e-passports</text:p>
          </table:table-cell>
          <table:table-cell table:formula="of:=VLOOKUP([.C58];[$Sheet2.$A$1:.$B$346];2;0)" office:value-type="string" office:string-value="chothia2010" calcext:value-type="string">
            <text:p>chothia2010</text:p>
          </table:table-cell>
          <table:table-cell office:value-type="string" calcext:value-type="string">
            <text:p>International conference on financial cryptography and data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footprinting: Uncovering tourists with user-generated content</text:p>
          </table:table-cell>
          <table:table-cell table:formula="of:=VLOOKUP([.C59];[$Sheet2.$A$1:.$B$346];2;0)" office:value-type="string" office:string-value="girardin2008" calcext:value-type="string">
            <text:p>girardin2008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tion-based services and gis in perspective</text:p>
          </table:table-cell>
          <table:table-cell table:formula="of:=VLOOKUP([.C60];[$Sheet2.$A$1:.$B$346];2;0)" office:value-type="string" office:string-value="jiang2006" calcext:value-type="string">
            <text:p>jiang2006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tion-based activity recognition</text:p>
          </table:table-cell>
          <table:table-cell table:formula="of:=VLOOKUP([.C61];[$Sheet2.$A$1:.$B$346];2;0)" office:value-type="string" office:string-value="liao2006location" calcext:value-type="string">
            <text:p>liao2006location</text:p>
          </table:table-cell>
          <table:table-cell/>
          <table:table-cell office:value-type="string" calcext:value-type="string">
            <text:p>the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ference attacks on location tracks</text:p>
          </table:table-cell>
          <table:table-cell table:formula="of:=VLOOKUP([.C62];[$Sheet2.$A$1:.$B$346];2;0)" office:value-type="string" office:string-value="krumm2007inference" calcext:value-type="string">
            <text:p>krumm2007inferen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table:formula="of:=VLOOKUP([.C63];[$Sheet2.$A$1:.$B$346];2;0)" office:value-type="string" office:string-value="licoppe2008" calcext:value-type="string">
            <text:p>licoppe2008</text:p>
          </table:table-cell>
          <table:table-cell office:value-type="string" calcext:value-type="string">
            <text:p>Tijdschrift voor Economische en Sociale Geografi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igenbehaviors: Identifying structure in routine</text:p>
          </table:table-cell>
          <table:table-cell table:formula="of:=VLOOKUP([.C64];[$Sheet2.$A$1:.$B$346];2;0)" office:value-type="string" office:string-value="eagle2009" calcext:value-type="string">
            <text:p>eagle2009</text:p>
          </table:table-cell>
          <table:table-cell office:value-type="string" calcext:value-type="string">
            <text:p>Behavioral Ecology and Sociobi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lustering daily patterns of human activities in the city</text:p>
          </table:table-cell>
          <table:table-cell table:formula="of:=VLOOKUP([.C65];[$Sheet2.$A$1:.$B$346];2;0)" office:value-type="string" office:string-value="jiang2012" calcext:value-type="string">
            <text:p>jiang2012</text:p>
          </table:table-cell>
          <table:table-cell office:value-type="string" calcext:value-type="string">
            <text:p>Data mining and knowledge discover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turners and explorers dichotomy in human mobility</text:p>
          </table:table-cell>
          <table:table-cell table:formula="of:=VLOOKUP([.C66];[$Sheet2.$A$1:.$B$346];2;0)" office:value-type="string" office:string-value="pappalardo2015" calcext:value-type="string">
            <text:p>pappalardo2015</text:p>
          </table:table-cell>
          <table:table-cell office:value-type="string" calcext:value-type="string">
            <text:p>Nature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ssive data link layer 802.11 wireless device driver fingerprinting.</text:p>
          </table:table-cell>
          <table:table-cell table:formula="of:=VLOOKUP([.C67];[$Sheet2.$A$1:.$B$346];2;0)" office:value-type="string" office:string-value="franklin2006passive" calcext:value-type="string">
            <text:p>franklin2006passive</text:p>
          </table:table-cell>
          <table:table-cell office:value-type="string" calcext:value-type="string">
            <text:p>USENIX security symposi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802.11 user fingerprinting</text:p>
          </table:table-cell>
          <table:table-cell table:formula="of:=VLOOKUP([.C68];[$Sheet2.$A$1:.$B$346];2;0)" office:value-type="string" office:string-value="pang2007a" calcext:value-type="string">
            <text:p>pang2007a</text:p>
          </table:table-cell>
          <table:table-cell office:value-type="string" calcext:value-type="string">
            <text:p>Proceedings of the 13th annual acm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acking unmodified smartphones using wi-fi monitors</text:p>
          </table:table-cell>
          <table:table-cell table:formula="of:=VLOOKUP([.C69];[$Sheet2.$A$1:.$B$346];2;0)" office:value-type="string" office:string-value="musa2012tracking" calcext:value-type="string">
            <text:p>musa2012tracking</text:p>
          </table:table-cell>
          <table:table-cell office:value-type="string" calcext:value-type="string">
            <text:p>Proceedings of the 10th ACM Conference on Embedded Networked Sensor Systems (SenSys ’12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 detecting device-free entities using wifi signals</text:p>
          </table:table-cell>
          <table:table-cell table:formula="of:=VLOOKUP([.C70];[$Sheet2.$A$1:.$B$346];2;0)" office:value-type="string" office:string-value="elgohary2013" calcext:value-type="string">
            <text:p>elgohary2013</text:p>
          </table:table-cell>
          <table:table-cell office:value-type="string" calcext:value-type="string">
            <text:p>ece.uwaterloo.c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inking wireless devices using information contained in wi-fi probe requests</text:p>
          </table:table-cell>
          <table:table-cell table:formula="of:=VLOOKUP([.C71];[$Sheet2.$A$1:.$B$346];2;0)" office:value-type="string" office:string-value="cunche2014linking" calcext:value-type="string">
            <text:p>cunche2014linking</text:p>
          </table:table-cell>
          <table:table-cell office:value-type="string" calcext:value-type="string">
            <text:p>Pervasive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 know your mac address: Targeted tracking of individual using wi-fi</text:p>
          </table:table-cell>
          <table:table-cell table:formula="of:=VLOOKUP([.C72];[$Sheet2.$A$1:.$B$346];2;0)" office:value-type="string" office:string-value="cunche2014iknow" calcext:value-type="string">
            <text:p>cunche2014iknow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scrambler attack: A robust physical layer attack on location privacy in vehicular networks</text:p>
          </table:table-cell>
          <table:table-cell table:formula="of:=VLOOKUP([.C73];[$Sheet2.$A$1:.$B$346];2;0)" office:value-type="string" office:string-value="bloessl2015scrambler" calcext:value-type="string">
            <text:p>bloessl2015scrambler</text:p>
          </table:table-cell>
          <table:table-cell office:value-type="string" calcext:value-type="string">
            <text:p>Computing, networking and communications (icnc), 2015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feating mac address randomization through timing attacks</text:p>
          </table:table-cell>
          <table:table-cell table:formula="of:=VLOOKUP([.C74];[$Sheet2.$A$1:.$B$346];2;0)" office:value-type="string" office:string-value="matte2016defeating" calcext:value-type="string">
            <text:p>matte2016defeating</text:p>
          </table:table-cell>
          <table:table-cell office:value-type="string" calcext:value-type="string">
            <text:p>ACM wise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hy mac address randomization is not enough: An analysis of wi-fi network discovery mechanisms</text:p>
          </table:table-cell>
          <table:table-cell table:formula="of:=VLOOKUP([.C75];[$Sheet2.$A$1:.$B$346];2;0)" office:value-type="string" office:string-value="vanhoef2016" calcext:value-type="string">
            <text:p>vanhoef2016</text:p>
          </table:table-cell>
          <table:table-cell office:value-type="string" calcext:value-type="string">
            <text:p>Proceedings of the 11th acm on asia conference on computer and communications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omposition of mac address structure for granular device inference</text:p>
          </table:table-cell>
          <table:table-cell table:formula="of:=VLOOKUP([.C76];[$Sheet2.$A$1:.$B$346];2;0)" office:value-type="string" office:string-value="martin2016decomposition" calcext:value-type="string">
            <text:p>martin2016decomposition</text:p>
          </table:table-cell>
          <table:table-cell office:value-type="string" calcext:value-type="string">
            <text:p>Proceedings of the 32nd annual conference on computer security appl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ow can i guard my ap? Non-intrusive user identification for mobile devices using wifi signals</text:p>
          </table:table-cell>
          <table:table-cell table:formula="of:=VLOOKUP([.C77];[$Sheet2.$A$1:.$B$346];2;0)" office:value-type="string" office:string-value="cheng2016" calcext:value-type="string">
            <text:p>cheng2016</text:p>
          </table:table-cell>
          <table:table-cell office:value-type="string" calcext:value-type="string">
            <text:p>17th acm international symposium on mobile ad hoc networking and computing, mobihoc 2016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ind your probes: De-anonymization of large crowds through smartphone wifi probe requests</text:p>
          </table:table-cell>
          <table:table-cell table:formula="of:=VLOOKUP([.C78];[$Sheet2.$A$1:.$B$346];2;0)" office:value-type="string" office:string-value="di2016mind" calcext:value-type="string">
            <text:p>di2016mind</text:p>
          </table:table-cell>
          <table:table-cell office:value-type="string" calcext:value-type="string">
            <text:p>Proceedings - ieee 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n wi-fi tracking and the pitfalls of mac address randomization</text:p>
          </table:table-cell>
          <table:table-cell table:formula="of:=VLOOKUP([.C79];[$Sheet2.$A$1:.$B$346];2;0)" office:value-type="string" office:string-value="mathieuCunche2016" calcext:value-type="string">
            <text:p>mathieuCunche2016</text:p>
          </table:table-cell>
          <table:table-cell office:value-type="string" calcext:value-type="string">
            <text:p>New internet object challenges: Human-machine interaction and human facto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ngerprinting Wi-Fi devices using software defined radios</text:p>
          </table:table-cell>
          <table:table-cell table:formula="of:=VLOOKUP([.C80];[$Sheet2.$A$1:.$B$346];2;0)" office:value-type="string" office:string-value="vo2016" calcext:value-type="string">
            <text:p>vo2016</text:p>
          </table:table-cell>
          <table:table-cell office:value-type="string" calcext:value-type="string">
            <text:p>Proceedings of the 9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ow can i guard my ap?: Non-intrusive user identification for mobile devices using wifi signals</text:p>
          </table:table-cell>
          <table:table-cell table:formula="of:=VLOOKUP([.C81];[$Sheet2.$A$1:.$B$346];2;0)" office:value-type="string" office:string-value="cheng2016can" calcext:value-type="string">
            <text:p>cheng2016can</text:p>
          </table:table-cell>
          <table:table-cell office:value-type="string" calcext:value-type="string">
            <text:p>Proceedings of the 17th acm international symposium on mobile ad hoc networking and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tudy of mac address randomization in mobile devices and when it fails</text:p>
          </table:table-cell>
          <table:table-cell table:formula="of:=VLOOKUP([.C82];[$Sheet2.$A$1:.$B$346];2;0)" office:value-type="string" office:string-value="martin2017" calcext:value-type="string">
            <text:p>martin2017</text:p>
          </table:table-cell>
          <table:table-cell office:value-type="string" calcext:value-type="string">
            <text:p>arXiv preprint arXiv:1703.0287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LAN device fingerprinting using channel state information (csi)</text:p>
          </table:table-cell>
          <table:table-cell table:formula="of:=VLOOKUP([.C83];[$Sheet2.$A$1:.$B$346];2;0)" office:value-type="string" office:string-value="adamsky2018wlan" calcext:value-type="string">
            <text:p>adamsky2018wlan</text:p>
          </table:table-cell>
          <table:table-cell office:value-type="string" calcext:value-type="string">
            <text:p>Proceedings of the 11th acm conference on security &amp; privacy in wireless and mobile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bination of dnn and improved knn for indoor location fingerprinting</text:p>
          </table:table-cell>
          <table:table-cell table:formula="of:=VLOOKUP([.C84];[$Sheet2.$A$1:.$B$346];2;0)" office:value-type="string" office:string-value="dai2019combination" calcext:value-type="string">
            <text:p>dai2019combination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Fingerprinting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PS-less low-cost outdoor localization for very small devices</text:p>
          </table:table-cell>
          <table:table-cell table:formula="of:=VLOOKUP([.C85];[$Sheet2.$A$1:.$B$346];2;0)" office:value-type="string" office:string-value="bulusu2000" calcext:value-type="string">
            <text:p>bulusu2000</text:p>
          </table:table-cell>
          <table:table-cell office:value-type="string" calcext:value-type="string">
            <text:p>IEEE personal commun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ochastic radio interferometric positioning in the 2.4 ghz range.</text:p>
          </table:table-cell>
          <table:table-cell table:formula="of:=VLOOKUP([.C86];[$Sheet2.$A$1:.$B$346];2;0)" office:value-type="string" office:string-value="dil2011" calcext:value-type="string">
            <text:p>dil2011</text:p>
          </table:table-cell>
          <table:table-cell office:value-type="string" calcext:value-type="string">
            <text:p>SenSy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esign and implementation of a bluetooth signal strength based location sensing system</text:p>
          </table:table-cell>
          <table:table-cell table:formula="of:=VLOOKUP([.C87];[$Sheet2.$A$1:.$B$346];2;0)" office:value-type="string" office:string-value="bandara2004" calcext:value-type="string">
            <text:p>bandara2004</text:p>
          </table:table-cell>
          <table:table-cell office:value-type="string" calcext:value-type="string">
            <text:p>Radio and wireless conference, 2004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martphone based indoor localization using stable access points</text:p>
          </table:table-cell>
          <table:table-cell table:formula="of:=VLOOKUP([.C88];[$Sheet2.$A$1:.$B$346];2;0)" office:value-type="string" office:string-value="roy2018smartphone" calcext:value-type="string">
            <text:p>roy2018smartphone</text:p>
          </table:table-cell>
          <table:table-cell office:value-type="string" calcext:value-type="string">
            <text:p>Proceedings of the workshop program of the 19th international conference on distributed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tion based services - new challenges for planning and public administration?</text:p>
          </table:table-cell>
          <table:table-cell table:formula="of:=VLOOKUP([.C89];[$Sheet2.$A$1:.$B$346];2;0)" office:value-type="string" office:string-value="ahas2005" calcext:value-type="string">
            <text:p>ahas2005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ge-free localization schemes for large scale sensor networks</text:p>
          </table:table-cell>
          <table:table-cell table:formula="of:=VLOOKUP([.C90];[$Sheet2.$A$1:.$B$346];2;0)" office:value-type="string" office:string-value="he2003range" calcext:value-type="string">
            <text:p>he2003range</text:p>
          </table:table-cell>
          <table:table-cell office:value-type="string" calcext:value-type="string">
            <text:p>Proceedings of the 9th annual international conference on mobile computing and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obust distributed network localization with noisy range measurements</text:p>
          </table:table-cell>
          <table:table-cell table:formula="of:=VLOOKUP([.C91];[$Sheet2.$A$1:.$B$346];2;0)" office:value-type="string" office:string-value="moore2004robust" calcext:value-type="string">
            <text:p>moore2004robust</text:p>
          </table:table-cell>
          <table:table-cell office:value-type="string" calcext:value-type="string">
            <text:p>Proceedings of the 2nd international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lace lab: Device positioning using radio beacons in the wild</text:p>
          </table:table-cell>
          <table:table-cell table:formula="of:=VLOOKUP([.C92];[$Sheet2.$A$1:.$B$346];2;0)" office:value-type="string" office:string-value="laMarca2005place" calcext:value-type="string">
            <text:p>laMarca2005place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door 802.1 x based location determination and real-time tracking</text:p>
          </table:table-cell>
          <table:table-cell table:formula="of:=VLOOKUP([.C93];[$Sheet2.$A$1:.$B$346];2;0)" office:value-type="string" office:string-value="zarimpas2006" calcext:value-type="string">
            <text:p>zarimpas2006</text:p>
          </table:table-cell>
          <table:table-cell office:value-type="string" calcext:value-type="string">
            <text:p>Wireless, mobile and multimedia networks, 2006 iet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WiFi location information system for both indoors and outdoors</text:p>
          </table:table-cell>
          <table:table-cell table:formula="of:=VLOOKUP([.C94];[$Sheet2.$A$1:.$B$346];2;0)" office:value-type="string" office:string-value="kawaguchi2009wifi" calcext:value-type="string">
            <text:p>kawaguchi2009wifi</text:p>
          </table:table-cell>
          <table:table-cell office:value-type="string" calcext:value-type="string">
            <text:p>International work-conference on artificial neural network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ndoor localization for smart-handhelds with stable set of wireless access points</text:p>
          </table:table-cell>
          <table:table-cell table:formula="of:=VLOOKUP([.C95];[$Sheet2.$A$1:.$B$346];2;0)" office:value-type="string" office:string-value="roy2018indoor" calcext:value-type="string">
            <text:p>roy2018indoor</text:p>
          </table:table-cell>
          <table:table-cell office:value-type="string" calcext:value-type="string">
            <text:p>2018 fifth international conference on emerging applications of information technology (eai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lecting critical wifi aps for indoor localization based on a theoretical error analysis</text:p>
          </table:table-cell>
          <table:table-cell table:formula="of:=VLOOKUP([.C96];[$Sheet2.$A$1:.$B$346];2;0)" office:value-type="string" office:string-value="jia2019selecting" calcext:value-type="string">
            <text:p>jia2019selecting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veloping wlan-based intelligent positioning system for presence detection with limited sensors</text:p>
          </table:table-cell>
          <table:table-cell table:formula="of:=VLOOKUP([.C97];[$Sheet2.$A$1:.$B$346];2;0)" office:value-type="string" office:string-value="nikitin2019developing" calcext:value-type="string">
            <text:p>nikitin2019developing</text:p>
          </table:table-cell>
          <table:table-cell office:value-type="string" calcext:value-type="string">
            <text:p>Guide to ambient intelligence in the iot environment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imation: Does it facilitate learning</text:p>
          </table:table-cell>
          <table:table-cell table:formula="of:=VLOOKUP([.C98];[$Sheet2.$A$1:.$B$346];2;0)" office:value-type="string" office:string-value="morrison2000" calcext:value-type="string">
            <text:p>morrison2000</text:p>
          </table:table-cell>
          <table:table-cell office:value-type="string" calcext:value-type="string">
            <text:p>AAAI spring symposium on smart graph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esearch challenges in geovisualization</text:p>
          </table:table-cell>
          <table:table-cell table:formula="of:=VLOOKUP([.C99];[$Sheet2.$A$1:.$B$346];2;0)" office:value-type="string" office:string-value="macEachren2001" calcext:value-type="string">
            <text:p>macEachren2001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lassification and application of cartographic animation</text:p>
          </table:table-cell>
          <table:table-cell table:formula="of:=VLOOKUP([.C100];[$Sheet2.$A$1:.$B$346];2;0)" office:value-type="string" office:string-value="lobben2003" calcext:value-type="string">
            <text:p>lobben2003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owards an understanding of geovisualization with dynamic displays: Issues and prospects.</text:p>
          </table:table-cell>
          <table:table-cell table:formula="of:=VLOOKUP([.C101];[$Sheet2.$A$1:.$B$346];2;0)" office:value-type="string" office:string-value="fabrikant2005" calcext:value-type="string">
            <text:p>fabrikant2005</text:p>
          </table:table-cell>
          <table:table-cell office:value-type="string" calcext:value-type="string">
            <text:p>AAAI spring symposium: Reasoning with mental and external diagrams: Computational modeling and spatial assista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rtographic visualization: An assessment and epistemological review\*</text:p>
          </table:table-cell>
          <table:table-cell table:formula="of:=VLOOKUP([.C102];[$Sheet2.$A$1:.$B$346];2;0)" office:value-type="string" office:string-value="hallisey2005" calcext:value-type="string">
            <text:p>hallisey2005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lluminating the path:\[The research and development agenda for visual analytics\]</text:p>
          </table:table-cell>
          <table:table-cell table:formula="of:=VLOOKUP([.C103];[$Sheet2.$A$1:.$B$346];2;0)" office:value-type="string" office:string-value="thomas2005" calcext:value-type="string">
            <text:p>thomas200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he cognitive limits of animated maps</text:p>
          </table:table-cell>
          <table:table-cell table:formula="of:=VLOOKUP([.C104];[$Sheet2.$A$1:.$B$346];2;0)" office:value-type="string" office:string-value="harrower2007" calcext:value-type="string">
            <text:p>harrower2007</text:p>
          </table:table-cell>
          <table:table-cell office:value-type="string" calcext:value-type="string">
            <text:p>Cartographica: The International Journal for Geographic Information and Geovisualiz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ll aboard: Visual exploration of cellphone mobility data to optimise public transport</text:p>
          </table:table-cell>
          <table:table-cell table:formula="of:=VLOOKUP([.C105];[$Sheet2.$A$1:.$B$346];2;0)" office:value-type="string" office:string-value="sbodio2014" calcext:value-type="string">
            <text:p>sbodio2014</text:p>
          </table:table-cell>
          <table:table-cell office:value-type="string" calcext:value-type="string">
            <text:p>Proceedings of the 19th international conference on intelligent user interfac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isualizing criminal networks reconstructed from mobile phone records</text:p>
          </table:table-cell>
          <table:table-cell table:formula="of:=VLOOKUP([.C106];[$Sheet2.$A$1:.$B$346];2;0)" office:value-type="string" office:string-value="ferrara2014" calcext:value-type="string">
            <text:p>ferrara2014</text:p>
          </table:table-cell>
          <table:table-cell office:value-type="string" calcext:value-type="string">
            <text:p>CEUR workshop proceeding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isualizing diurnal population change in urban areas for emergency management.</text:p>
          </table:table-cell>
          <table:table-cell table:formula="of:=VLOOKUP([.C107];[$Sheet2.$A$1:.$B$346];2;0)" office:value-type="string" office:string-value="kobayashi2011" calcext:value-type="string">
            <text:p>kobayashi2011</text:p>
          </table:table-cell>
          <table:table-cell office:value-type="string" calcext:value-type="string">
            <text:p>The Professional geographer : the journal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Visualisation</text:p>
          </table:table-cell>
          <table:table-cell table:number-columns-repeated="2" office:value-type="string" calcext:value-type="string">
            <text:p>Interpolatio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role of urban mobility in retail business survival</text:p>
          </table:table-cell>
          <table:table-cell table:formula="of:=VLOOKUP([.C108];[$Sheet2.$A$1:.$B$346];2;0)" office:value-type="string" office:string-value="d2018role" calcext:value-type="string">
            <text:p>d2018rol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statistical approach for studying urban human dynamics</text:p>
          </table:table-cell>
          <table:table-cell table:formula="of:=VLOOKUP([.C109];[$Sheet2.$A$1:.$B$346];2;0)" office:value-type="string" office:string-value="guzman2018statistical" calcext:value-type="string">
            <text:p>guzman2018statistical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ncovering individual and collective human dynamics from mobile phone records</text:p>
          </table:table-cell>
          <table:table-cell table:formula="of:=VLOOKUP([.C110];[$Sheet2.$A$1:.$B$346];2;0)" office:value-type="string" office:string-value="candia2008uncovering" calcext:value-type="string">
            <text:p>candia2008uncovering</text:p>
          </table:table-cell>
          <table:table-cell office:value-type="string" calcext:value-type="string">
            <text:p>J. Phys. A: Math. Theo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rban gravity: A model for inter-city telecommunication flows</text:p>
          </table:table-cell>
          <table:table-cell table:formula="of:=VLOOKUP([.C111];[$Sheet2.$A$1:.$B$346];2;0)" office:value-type="string" office:string-value="krings2009" calcext:value-type="string">
            <text:p>krings2009</text:p>
          </table:table-cell>
          <table:table-cell office:value-type="string" calcext:value-type="string">
            <text:p>Journal of Statistical Mechanics: Theory and Experi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ferring asymmetry of inhabitant flow using call detail records</text:p>
          </table:table-cell>
          <table:table-cell table:formula="of:=VLOOKUP([.C112];[$Sheet2.$A$1:.$B$346];2;0)" office:value-type="string" office:string-value="phithakkitnukoon2011" calcext:value-type="string">
            <text:p>phithakkitnukoon2011</text:p>
          </table:table-cell>
          <table:table-cell office:value-type="string" calcext:value-type="string">
            <text:p>Journal of Advances in Informatio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universal model for mobility and migration patterns</text:p>
          </table:table-cell>
          <table:table-cell table:formula="of:=VLOOKUP([.C113];[$Sheet2.$A$1:.$B$346];2;0)" office:value-type="string" office:string-value="simini2012" calcext:value-type="string">
            <text:p>simini2012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assrooting the space of flows. I wheeler, aoyama and warf \[eds.\] cities in the telecommunications age</text:p>
          </table:table-cell>
          <table:table-cell table:formula="of:=VLOOKUP([.C114];[$Sheet2.$A$1:.$B$346];2;0)" office:value-type="string" office:string-value="castells2000grassrooting" calcext:value-type="string">
            <text:p>castells2000grassrooting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o-located twitter as proxy for global mobility patterns</text:p>
          </table:table-cell>
          <table:table-cell table:formula="of:=VLOOKUP([.C115];[$Sheet2.$A$1:.$B$346];2;0)" office:value-type="string" office:string-value="hawelka2014" calcext:value-type="string">
            <text:p>hawelka2014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obility environments and network cities</text:p>
          </table:table-cell>
          <table:table-cell table:formula="of:=VLOOKUP([.C116];[$Sheet2.$A$1:.$B$346];2;0)" office:value-type="string" office:string-value="bertolini2003mobility" calcext:value-type="string">
            <text:p>bertolini2003mobility</text:p>
          </table:table-cell>
          <table:table-cell office:value-type="string" calcext:value-type="string">
            <text:p>Journal of urban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 survey on human mobility and its applications</text:p>
          </table:table-cell>
          <table:table-cell table:formula="of:=VLOOKUP([.C117];[$Sheet2.$A$1:.$B$346];2;0)" office:value-type="string" office:string-value="asgari2013" calcext:value-type="string">
            <text:p>asgari2013</text:p>
          </table:table-cell>
          <table:table-cell office:value-type="string" calcext:value-type="string">
            <text:p>arXiv preprint arXiv:1307.08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xploring human mobility with multi-source data at extremely large metropolitan scales</text:p>
          </table:table-cell>
          <table:table-cell table:formula="of:=VLOOKUP([.C118];[$Sheet2.$A$1:.$B$346];2;0)" office:value-type="string" office:string-value="zhang2014" calcext:value-type="string">
            <text:p>zhang2014</text:p>
          </table:table-cell>
          <table:table-cell office:value-type="string" calcext:value-type="string">
            <text:p>Proceedings of the 20th annual international conference on Mobile computing and networking - MobiCom ’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he scaling laws of human travel</text:p>
          </table:table-cell>
          <table:table-cell table:formula="of:=VLOOKUP([.C119];[$Sheet2.$A$1:.$B$346];2;0)" office:value-type="string" office:string-value="brockmann2006" calcext:value-type="string">
            <text:p>brockmann200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racking human mobility at mass gathering events using wisp</text:p>
          </table:table-cell>
          <table:table-cell table:formula="of:=VLOOKUP([.C120];[$Sheet2.$A$1:.$B$346];2;0)" office:value-type="string" office:string-value="mowafi2013tracking" calcext:value-type="string">
            <text:p>mowafi2013tracking</text:p>
          </table:table-cell>
          <table:table-cell office:value-type="string" calcext:value-type="string">
            <text:p>Future Generation Communication Technology (FGCT), 2013 Second International Conference 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table:formula="of:=VLOOKUP([.C121];[$Sheet2.$A$1:.$B$346];2;0)" office:value-type="string" office:string-value="abedi2013" calcext:value-type="string">
            <text:p>abedi2013</text:p>
          </table:table-cell>
          <table:table-cell office:value-type="string" calcext:value-type="string">
            <text:p>Australasian Transport Research Forum 2013 Proceedings 2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easuring and exploiting the impact of exhibition scheduling on museum attendance</text:p>
          </table:table-cell>
          <table:table-cell table:formula="of:=VLOOKUP([.C122];[$Sheet2.$A$1:.$B$346];2;0)" office:value-type="string" office:string-value="martinez2018measuring" calcext:value-type="string">
            <text:p>martinez2018measuring</text:p>
          </table:table-cell>
          <table:table-cell office:value-type="string" calcext:value-type="string">
            <text:p>Manufacturing &amp; Service Operations Manage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wards recognising individual behaviours from pervasive mobile datasets in urban spaces</text:p>
          </table:table-cell>
          <table:table-cell table:formula="of:=VLOOKUP([.C123];[$Sheet2.$A$1:.$B$346];2;0)" office:value-type="string" office:string-value="klimek2019towards" calcext:value-type="string">
            <text:p>klimek2019towards</text:p>
          </table:table-cell>
          <table:table-cell office:value-type="string" calcext:value-type="string">
            <text:p>Sustainabili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 novel system for tracking pedestrians using multiple single-row laser-range scanners</text:p>
          </table:table-cell>
          <table:table-cell table:formula="of:=VLOOKUP([.C124];[$Sheet2.$A$1:.$B$346];2;0)" office:value-type="string" office:string-value="zhao2005" calcext:value-type="string">
            <text:p>zhao2005</text:p>
          </table:table-cell>
          <table:table-cell office:value-type="string" calcext:value-type="string">
            <text:p>IEEE Transactions on Systems, Man, and Cybernetics-Part A: Systems and Huma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table:formula="of:=VLOOKUP([.C125];[$Sheet2.$A$1:.$B$346];2;0)" office:value-type="string" office:string-value="arras2008" calcext:value-type="string">
            <text:p>arras2008</text:p>
          </table:table-cell>
          <table:table-cell office:value-type="string" calcext:value-type="string">
            <text:p>Robotics and automation, 2008. ICRA 2008.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tential of low-frequency automated vehicle location data for monitoring and control of bus performance</text:p>
          </table:table-cell>
          <table:table-cell table:formula="of:=VLOOKUP([.C126];[$Sheet2.$A$1:.$B$346];2;0)" office:value-type="string" office:string-value="yang2013" calcext:value-type="string">
            <text:p>yang2013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ADAR: An in-building rf-based user location and tracking system</text:p>
          </table:table-cell>
          <table:table-cell table:formula="of:=VLOOKUP([.C127];[$Sheet2.$A$1:.$B$346];2;0)" office:value-type="string" office:string-value="bahl2000" calcext:value-type="string">
            <text:p>bahl2000</text:p>
          </table:table-cell>
          <table:table-cell office:value-type="string" calcext:value-type="string">
            <text:p>INFOCOM 2000. Nineteenth annual joint conference of the ieee computer and communications societies. Proceedings.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racking human motion using multiple cameras</text:p>
          </table:table-cell>
          <table:table-cell table:formula="of:=VLOOKUP([.C128];[$Sheet2.$A$1:.$B$346];2;0)" office:value-type="string" office:string-value="cai1996" calcext:value-type="string">
            <text:p>cai1996</text:p>
          </table:table-cell>
          <table:table-cell office:value-type="string" calcext:value-type="string">
            <text:p>International conference on pattern recogniti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 real-time system for monitoring of cyclists and pedestrians</text:p>
          </table:table-cell>
          <table:table-cell table:formula="of:=VLOOKUP([.C129];[$Sheet2.$A$1:.$B$346];2;0)" office:value-type="string" office:string-value="heikkila2004" calcext:value-type="string">
            <text:p>heikkila2004</text:p>
          </table:table-cell>
          <table:table-cell office:value-type="string" calcext:value-type="string">
            <text:p>Image and Vision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isual customer behavior analysis at the point of sale</text:p>
          </table:table-cell>
          <table:table-cell table:formula="of:=VLOOKUP([.C130];[$Sheet2.$A$1:.$B$346];2;0)" office:value-type="string" office:string-value="krockel2012" calcext:value-type="string">
            <text:p>krockel2012</text:p>
          </table:table-cell>
          <table:table-cell office:value-type="string" calcext:value-type="string">
            <text:p>International Journal On Advances in Systems and Measuremen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es urban mobility have a daily routine? Learning from the aggregate data of mobile networks</text:p>
          </table:table-cell>
          <table:table-cell table:formula="of:=VLOOKUP([.C131];[$Sheet2.$A$1:.$B$346];2;0)" office:value-type="string" office:string-value="sevtsuk2010" calcext:value-type="string">
            <text:p>sevtsuk2010</text:p>
          </table:table-cell>
          <table:table-cell office:value-type="string" calcext:value-type="string">
            <text:p>Journal of Urban Technolog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nerating trajectories from mobile phone data</text:p>
          </table:table-cell>
          <table:table-cell table:formula="of:=VLOOKUP([.C132];[$Sheet2.$A$1:.$B$346];2;0)" office:value-type="string" office:string-value="schlaich2010" calcext:value-type="string">
            <text:p>schlaich2010</text:p>
          </table:table-cell>
          <table:table-cell office:value-type="string" calcext:value-type="string">
            <text:p>Proceedings of the 89th annual meeting compendium of papers, transportation research board of the national academi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ute classification using cellular handoff patterns</text:p>
          </table:table-cell>
          <table:table-cell table:formula="of:=VLOOKUP([.C133];[$Sheet2.$A$1:.$B$346];2;0)" office:value-type="string" office:string-value="becker2011a" calcext:value-type="string">
            <text:p>becker2011a</text:p>
          </table:table-cell>
          <table:table-cell office:value-type="string" calcext:value-type="string">
            <text:p>Proceedings of the 13th international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bility episode discovery in the mobile networks based on enhanced switching kalman filter</text:p>
          </table:table-cell>
          <table:table-cell table:formula="of:=VLOOKUP([.C134];[$Sheet2.$A$1:.$B$346];2;0)" office:value-type="string" office:string-value="vajakas2018mobility" calcext:value-type="string">
            <text:p>vajakas2018mobility</text:p>
          </table:table-cell>
          <table:table-cell office:value-type="string" calcext:value-type="string">
            <text:p>2018 10th international congress on ultra modern telecommunications and control systems and workshops (icum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table:formula="of:=VLOOKUP([.C135];[$Sheet2.$A$1:.$B$346];2;0)" office:value-type="string" office:string-value="gariazzo2019spatio" calcext:value-type="string">
            <text:p>gariazzo2019spat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rajectory pattern mining</text:p>
          </table:table-cell>
          <table:table-cell table:formula="of:=VLOOKUP([.C136];[$Sheet2.$A$1:.$B$346];2;0)" office:value-type="string" office:string-value="giannotti2007" calcext:value-type="string">
            <text:p>giannotti2007</text:p>
          </table:table-cell>
          <table:table-cell office:value-type="string" calcext:value-type="string">
            <text:p>Proceedings of the 13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he impact of social segregation on human mobility in developing and industrialized regions</text:p>
          </table:table-cell>
          <table:table-cell table:formula="of:=VLOOKUP([.C137];[$Sheet2.$A$1:.$B$346];2;0)" office:value-type="string" office:string-value="amini2014" calcext:value-type="string">
            <text:p>amini2014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al-time crowd monitoring using seamless indoor-outdoor localization</text:p>
          </table:table-cell>
          <table:table-cell table:formula="of:=VLOOKUP([.C138];[$Sheet2.$A$1:.$B$346];2;0)" office:value-type="string" office:string-value="kulshrestha2019real" calcext:value-type="string">
            <text:p>kulshrestha2019real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king anonymized bluetooth devices</text:p>
          </table:table-cell>
          <table:table-cell table:formula="of:=VLOOKUP([.C139];[$Sheet2.$A$1:.$B$346];2;0)" office:value-type="string" office:string-value="becker1tracking" calcext:value-type="string">
            <text:p>becker1tracking</text:p>
          </table:table-cell>
          <table:table-cell office:value-type="string" calcext:value-type="string">
            <text:p>Proceedings on Privacy Enhanc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racking survey for individual travel behaviour using mobile communication instruments</text:p>
          </table:table-cell>
          <table:table-cell table:formula="of:=VLOOKUP([.C140];[$Sheet2.$A$1:.$B$346];2;0)" office:value-type="string" office:string-value="asakura2004" calcext:value-type="string">
            <text:p>asakura200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Understanding individual human mobility patterns</text:p>
          </table:table-cell>
          <table:table-cell table:formula="of:=VLOOKUP([.C141];[$Sheet2.$A$1:.$B$346];2;0)" office:value-type="string" office:string-value="gonzalez2008understanding" calcext:value-type="string">
            <text:p>gonzalez2008understandin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UrbanDiary-a tracking project</text:p>
          </table:table-cell>
          <table:table-cell table:formula="of:=VLOOKUP([.C142];[$Sheet2.$A$1:.$B$346];2;0)" office:value-type="string" office:string-value="neuhaus2009" calcext:value-type="string">
            <text:p>neuhaus2009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Wherenext: A location predictor on trajectory pattern mining</text:p>
          </table:table-cell>
          <table:table-cell table:formula="of:=VLOOKUP([.C143];[$Sheet2.$A$1:.$B$346];2;0)" office:value-type="string" office:string-value="monreale2009" calcext:value-type="string">
            <text:p>monreale2009</text:p>
          </table:table-cell>
          <table:table-cell office:value-type="string" calcext:value-type="string">
            <text:p>Proceedings of the 15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man mobility prediction based on individual and collective geographical preferences</text:p>
          </table:table-cell>
          <table:table-cell table:formula="of:=VLOOKUP([.C144];[$Sheet2.$A$1:.$B$346];2;0)" office:value-type="string" office:string-value="calabrese2010a" calcext:value-type="string">
            <text:p>calabrese2010a</text:p>
          </table:table-cell>
          <table:table-cell office:value-type="string" calcext:value-type="string">
            <text:p>13th International IEEE Conference on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odelling the scaling properties of human mobility</text:p>
          </table:table-cell>
          <table:table-cell table:formula="of:=VLOOKUP([.C145];[$Sheet2.$A$1:.$B$346];2;0)" office:value-type="string" office:string-value="song2010a" calcext:value-type="string">
            <text:p>song2010a</text:p>
          </table:table-cell>
          <table:table-cell office:value-type="string" calcext:value-type="string">
            <text:p>Nature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ncovering cabdrivers’ behavior patterns from their digital traces</text:p>
          </table:table-cell>
          <table:table-cell table:formula="of:=VLOOKUP([.C146];[$Sheet2.$A$1:.$B$346];2;0)" office:value-type="string" office:string-value="liu2010" calcext:value-type="string">
            <text:p>liu2010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imits of predictability in human mobility</text:p>
          </table:table-cell>
          <table:table-cell table:formula="of:=VLOOKUP([.C147];[$Sheet2.$A$1:.$B$346];2;0)" office:value-type="string" office:string-value="song2010limits" calcext:value-type="string">
            <text:p>song2010limit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ew map-matching algorithm using virtual track for pedestrian dead reckoning</text:p>
          </table:table-cell>
          <table:table-cell table:formula="of:=VLOOKUP([.C148];[$Sheet2.$A$1:.$B$346];2;0)" office:value-type="string" office:string-value="shin2010new" calcext:value-type="string">
            <text:p>shin2010new</text:p>
          </table:table-cell>
          <table:table-cell office:value-type="string" calcext:value-type="string">
            <text:p>ETRI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veiling the complexity of human mobility by querying and mining massive trajectory data</text:p>
          </table:table-cell>
          <table:table-cell table:formula="of:=VLOOKUP([.C149];[$Sheet2.$A$1:.$B$346];2;0)" office:value-type="string" office:string-value="giannotti2011" calcext:value-type="string">
            <text:p>giannotti2011</text:p>
          </table:table-cell>
          <table:table-cell office:value-type="string" calcext:value-type="string">
            <text:p>The VLDB Journal—The International Journal on Very Large Data Bas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gps/gis method for travel mode detection in new york city</text:p>
          </table:table-cell>
          <table:table-cell table:formula="of:=VLOOKUP([.C150];[$Sheet2.$A$1:.$B$346];2;0)" office:value-type="string" office:string-value="gong2012" calcext:value-type="string">
            <text:p>gong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table:formula="of:=VLOOKUP([.C151];[$Sheet2.$A$1:.$B$346];2;0)" office:value-type="string" office:string-value="wirz2012" calcext:value-type="string">
            <text:p>wirz2012</text:p>
          </table:table-cell>
          <table:table-cell office:value-type="string" calcext:value-type="string">
            <text:p>Enabling technologies: Infrastructure for collaborative enterprises (wetice), 2012 ieee 21st international workshop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imating real human trajectories through mobile phone data</text:p>
          </table:table-cell>
          <table:table-cell table:formula="of:=VLOOKUP([.C152];[$Sheet2.$A$1:.$B$346];2;0)" office:value-type="string" office:string-value="hoteit2013" calcext:value-type="string">
            <text:p>hoteit2013</text:p>
          </table:table-cell>
          <table:table-cell office:value-type="string" calcext:value-type="string">
            <text:p>2013 ieee 14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standing individual mobility patterns from urban sensing data: A mobile phone trace example</text:p>
          </table:table-cell>
          <table:table-cell table:formula="of:=VLOOKUP([.C153];[$Sheet2.$A$1:.$B$346];2;0)" office:value-type="string" office:string-value="calabrese2013understanding" calcext:value-type="string">
            <text:p>calabrese2013understanding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standing the patterns of car travel</text:p>
          </table:table-cell>
          <table:table-cell table:formula="of:=VLOOKUP([.C154];[$Sheet2.$A$1:.$B$346];2;0)" office:value-type="string" office:string-value="pappalardo2013" calcext:value-type="string">
            <text:p>pappalardo2013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xtracting a mobility model from real user traces.</text:p>
          </table:table-cell>
          <table:table-cell table:formula="of:=VLOOKUP([.C155];[$Sheet2.$A$1:.$B$346];2;0)" office:value-type="string" office:string-value="kim2006" calcext:value-type="string">
            <text:p>kim2006</text:p>
          </table:table-cell>
          <table:table-cell office:value-type="string" calcext:value-type="string">
            <text:p>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feTag: WiFi-based continuous location logging for life pattern analysis</text:p>
          </table:table-cell>
          <table:table-cell table:formula="of:=VLOOKUP([.C156];[$Sheet2.$A$1:.$B$346];2;0)" office:value-type="string" office:string-value="reki2007" calcext:value-type="string">
            <text:p>reki2007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ehicle tracking using particle filter in wi-fi network</text:p>
          </table:table-cell>
          <table:table-cell table:formula="of:=VLOOKUP([.C157];[$Sheet2.$A$1:.$B$346];2;0)" office:value-type="string" office:string-value="lu2010" calcext:value-type="string">
            <text:p>lu2010</text:p>
          </table:table-cell>
          <table:table-cell office:value-type="string" calcext:value-type="string">
            <text:p>Vehicular technology conference fall (vtc 2010-fall), 2010 ieee 72nd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edestrain monitoring system using Wi-Fi technology and rssi based localization</text:p>
          </table:table-cell>
          <table:table-cell table:formula="of:=VLOOKUP([.C158];[$Sheet2.$A$1:.$B$346];2;0)" office:value-type="string" office:string-value="xu2013pedestrian" calcext:value-type="string">
            <text:p>xu2013pedestrian</text:p>
          </table:table-cell>
          <table:table-cell office:value-type="string" calcext:value-type="string">
            <text:p>International Journal of Wireless &amp; Mobile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pedestrian flow analysis system using wi-fi packet sensors to a real environment</text:p>
          </table:table-cell>
          <table:table-cell table:formula="of:=VLOOKUP([.C159];[$Sheet2.$A$1:.$B$346];2;0)" office:value-type="string" office:string-value="fukuzaki2014pedestrian" calcext:value-type="string">
            <text:p>fukuzaki2014pedestrian</text:p>
          </table:table-cell>
          <table:table-cell office:value-type="string" calcext:value-type="string">
            <text:p>Proceedings of UbiComp-Adjunc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racking human mobility using wifi signals.</text:p>
          </table:table-cell>
          <table:table-cell table:formula="of:=VLOOKUP([.C160];[$Sheet2.$A$1:.$B$346];2;0)" office:value-type="string" office:string-value="sapiezynski2015" calcext:value-type="string">
            <text:p>sapiezynski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ait recognition using wifi signals</text:p>
          </table:table-cell>
          <table:table-cell table:formula="of:=VLOOKUP([.C161];[$Sheet2.$A$1:.$B$346];2;0)" office:value-type="string" office:string-value="wang2016gait" calcext:value-type="string">
            <text:p>wang2016gait</text:p>
          </table:table-cell>
          <table:table-cell office:value-type="string" calcext:value-type="string">
            <text:p>UbiComp 2016 - proceedings of the 2016 acm international joint conference on pervasive and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mart behavioral analytics over a low-cost iot wi-fi tracking real deployment</text:p>
          </table:table-cell>
          <table:table-cell table:formula="of:=VLOOKUP([.C162];[$Sheet2.$A$1:.$B$346];2;0)" office:value-type="string" office:string-value="andion2018smart" calcext:value-type="string">
            <text:p>andion2018smart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table:formula="of:=VLOOKUP([.C163];[$Sheet2.$A$1:.$B$346];2;0)" office:value-type="string" office:string-value="lin2018new" calcext:value-type="string">
            <text:p>lin2018new</text:p>
          </table:table-cell>
          <table:table-cell office:value-type="string" calcext:value-type="string">
            <text:p>International Journal of Sustainable Socie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rise of the network society</text:p>
          </table:table-cell>
          <table:table-cell table:formula="of:=VLOOKUP([.C164];[$Sheet2.$A$1:.$B$346];2;0)" office:value-type="string" office:string-value="castells2010" calcext:value-type="string">
            <text:p>castells2010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ructure and tie strengths in mobile communication networks</text:p>
          </table:table-cell>
          <table:table-cell table:formula="of:=VLOOKUP([.C165];[$Sheet2.$A$1:.$B$346];2;0)" office:value-type="string" office:string-value="onnela2007" calcext:value-type="string">
            <text:p>onnela2007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nalysis of a large-scale weighted network of one-to-one human communication</text:p>
          </table:table-cell>
          <table:table-cell table:formula="of:=VLOOKUP([.C166];[$Sheet2.$A$1:.$B$346];2;0)" office:value-type="string" office:string-value="onnela2007a" calcext:value-type="string">
            <text:p>onnela2007a</text:p>
          </table:table-cell>
          <table:table-cell office:value-type="string" calcext:value-type="string">
            <text:p>New Journal of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eographical dispersal of mobile communication networks</text:p>
          </table:table-cell>
          <table:table-cell table:formula="of:=VLOOKUP([.C167];[$Sheet2.$A$1:.$B$346];2;0)" office:value-type="string" office:string-value="lambiotte2008" calcext:value-type="string">
            <text:p>lambiotte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he dynamics of a mobile phone network</text:p>
          </table:table-cell>
          <table:table-cell table:formula="of:=VLOOKUP([.C168];[$Sheet2.$A$1:.$B$346];2;0)" office:value-type="string" office:string-value="hidalgo2008" calcext:value-type="string">
            <text:p>hidalgo2008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ransforming the social networking experience with sensing presence from mobile phones</text:p>
          </table:table-cell>
          <table:table-cell table:formula="of:=VLOOKUP([.C169];[$Sheet2.$A$1:.$B$346];2;0)" office:value-type="string" office:string-value="campbell2008transforming" calcext:value-type="string">
            <text:p>campbell2008transforming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uman mobility, social ties, and link prediction</text:p>
          </table:table-cell>
          <table:table-cell table:formula="of:=VLOOKUP([.C170];[$Sheet2.$A$1:.$B$346];2;0)" office:value-type="string" office:string-value="wang2011" calcext:value-type="string">
            <text:p>wang2011</text:p>
          </table:table-cell>
          <table:table-cell office:value-type="string" calcext:value-type="string">
            <text:p>Proceedings of the 17th ACM SIGKDD international conference on Knowledge discovery and data mining, ACM.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obust dynamic classes revealed by measuring the response function of a social system</text:p>
          </table:table-cell>
          <table:table-cell table:formula="of:=VLOOKUP([.C171];[$Sheet2.$A$1:.$B$346];2;0)" office:value-type="string" office:string-value="crane2008robust" calcext:value-type="string">
            <text:p>crane2008robust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riendship and mobility: User movement in location-based social networks</text:p>
          </table:table-cell>
          <table:table-cell table:formula="of:=VLOOKUP([.C172];[$Sheet2.$A$1:.$B$346];2;0)" office:value-type="string" office:string-value="cho2011friendship" calcext:value-type="string">
            <text:p>cho2011friendship</text:p>
          </table:table-cell>
          <table:table-cell office:value-type="string" calcext:value-type="string">
            <text:p>Proceedings of the 17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ferring user relationship from hidden information in wlans</text:p>
          </table:table-cell>
          <table:table-cell table:formula="of:=VLOOKUP([.C173];[$Sheet2.$A$1:.$B$346];2;0)" office:value-type="string" office:string-value="cheng2012inferring" calcext:value-type="string">
            <text:p>cheng2012inferring</text:p>
          </table:table-cell>
          <table:table-cell office:value-type="string" calcext:value-type="string">
            <text:p>Military communications conference, 2012-milcom 20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 know who you will meet this evening! Linking wireless devices using wi-fi probe requests</text:p>
          </table:table-cell>
          <table:table-cell table:formula="of:=VLOOKUP([.C174];[$Sheet2.$A$1:.$B$346];2;0)" office:value-type="string" office:string-value="cunche2012iknow" calcext:value-type="string">
            <text:p>cunche2012iknow</text:p>
          </table:table-cell>
          <table:table-cell office:value-type="string" calcext:value-type="string">
            <text:p>World of wireless, mobile and multimedia networks (wowmom), 2012 ieee international symposium on 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ignals from the crowd: Uncovering social relationships through smartphone probes</text:p>
          </table:table-cell>
          <table:table-cell table:formula="of:=VLOOKUP([.C175];[$Sheet2.$A$1:.$B$346];2;0)" office:value-type="string" office:string-value="barbera2013signals" calcext:value-type="string">
            <text:p>barbera2013signals</text:p>
          </table:table-cell>
          <table:table-cell office:value-type="string" calcext:value-type="string">
            <text:p>Proceedings of the 2013 conference on internet measurement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ata science and simulation in transportation research</text:p>
          </table:table-cell>
          <table:table-cell table:formula="of:=VLOOKUP([.C176];[$Sheet2.$A$1:.$B$346];2;0)" office:value-type="string" office:string-value="janssens2013" calcext:value-type="string">
            <text:p>janssens2013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stimating road traffic parameters from mobile communications</text:p>
          </table:table-cell>
          <table:table-cell table:formula="of:=VLOOKUP([.C177];[$Sheet2.$A$1:.$B$346];2;0)" office:value-type="string" office:string-value="bolla2000" calcext:value-type="string">
            <text:p>bolla2000</text:p>
          </table:table-cell>
          <table:table-cell office:value-type="string" calcext:value-type="string">
            <text:p>Proceedings 7th world congress on its, turin, ital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nderstanding road usage patterns in urban areas</text:p>
          </table:table-cell>
          <table:table-cell table:formula="of:=VLOOKUP([.C178];[$Sheet2.$A$1:.$B$346];2;0)" office:value-type="string" office:string-value="wang2012" calcext:value-type="string">
            <text:p>wang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ugmented betweenness centrality for environmentally aware traffic monitoring in transportation networks</text:p>
          </table:table-cell>
          <table:table-cell table:formula="of:=VLOOKUP([.C179];[$Sheet2.$A$1:.$B$346];2;0)" office:value-type="string" office:string-value="puzis2013" calcext:value-type="string">
            <text:p>puzis2013</text:p>
          </table:table-cell>
          <table:table-cell office:value-type="string" calcext:value-type="string">
            <text:p>Journal of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 new method for traffic forecasting in urban wireless communication network</text:p>
          </table:table-cell>
          <table:table-cell table:formula="of:=VLOOKUP([.C180];[$Sheet2.$A$1:.$B$346];2;0)" office:value-type="string" office:string-value="zhang2019new" calcext:value-type="string">
            <text:p>zhang2019new</text:p>
          </table:table-cell>
          <table:table-cell office:value-type="string" calcext:value-type="string">
            <text:p>EURASIP Journal on Wireless Communications and Network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ata collection of freeway travel time ground truth with bluetooth sensors</text:p>
          </table:table-cell>
          <table:table-cell table:formula="of:=VLOOKUP([.C181];[$Sheet2.$A$1:.$B$346];2;0)" office:value-type="string" office:string-value="haghani2010" calcext:value-type="string">
            <text:p>haghani2010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cle filter based traffic state estimation using cell phone network data</text:p>
          </table:table-cell>
          <table:table-cell table:formula="of:=VLOOKUP([.C182];[$Sheet2.$A$1:.$B$346];2;0)" office:value-type="string" office:string-value="cheng2006" calcext:value-type="string">
            <text:p>cheng2006</text:p>
          </table:table-cell>
          <table:table-cell office:value-type="string" calcext:value-type="string">
            <text:p>2006 ieee intelligent transportation systems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riving origin destination data from a mobile phone network</text:p>
          </table:table-cell>
          <table:table-cell table:formula="of:=VLOOKUP([.C183];[$Sheet2.$A$1:.$B$346];2;0)" office:value-type="string" office:string-value="caceres2007" calcext:value-type="string">
            <text:p>caceres2007</text:p>
          </table:table-cell>
          <table:table-cell office:value-type="string" calcext:value-type="string">
            <text:p>IET Intelligent Transport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ericell: Rich monitoring of road and traffic conditions using mobile smartphones</text:p>
          </table:table-cell>
          <table:table-cell table:formula="of:=VLOOKUP([.C184];[$Sheet2.$A$1:.$B$346];2;0)" office:value-type="string" office:string-value="mohan2008" calcext:value-type="string">
            <text:p>mohan2008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table:formula="of:=VLOOKUP([.C185];[$Sheet2.$A$1:.$B$346];2;0)" office:value-type="string" office:string-value="vu2011jyotish" calcext:value-type="string">
            <text:p>vu2011jyotish</text:p>
          </table:table-cell>
          <table:table-cell office:value-type="string" calcext:value-type="string">
            <text:p>Pervasive computing and communications (percom), 2011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rigin/destination-estimation using cellular network data</text:p>
          </table:table-cell>
          <table:table-cell table:formula="of:=VLOOKUP([.C186];[$Sheet2.$A$1:.$B$346];2;0)" office:value-type="string" office:string-value="mellegard2011" calcext:value-type="string">
            <text:p>mellegard2011</text:p>
          </table:table-cell>
          <table:table-cell office:value-type="string" calcext:value-type="string">
            <text:p>2011 ieee 11th international conference on data mining workshop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table:formula="of:=VLOOKUP([.C187];[$Sheet2.$A$1:.$B$346];2;0)" office:value-type="string" office:string-value="janecek2012" calcext:value-type="string">
            <text:p>janecek2012</text:p>
          </table:table-cell>
          <table:table-cell office:value-type="string" calcext:value-type="string">
            <text:p>Proceedings of the 2012 acm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table:formula="of:=VLOOKUP([.C188];[$Sheet2.$A$1:.$B$346];2;0)" office:value-type="string" office:string-value="demissie2013" calcext:value-type="string">
            <text:p>demissie2013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origin-destination matrices using mobile phone call data</text:p>
          </table:table-cell>
          <table:table-cell table:formula="of:=VLOOKUP([.C189];[$Sheet2.$A$1:.$B$346];2;0)" office:value-type="string" office:string-value="iqbal2014" calcext:value-type="string">
            <text:p>iqbal201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owards a comparative science of cities: Using mobile traffic records in new york, london, and hong kong</text:p>
          </table:table-cell>
          <table:table-cell table:formula="of:=VLOOKUP([.C190];[$Sheet2.$A$1:.$B$346];2;0)" office:value-type="string" office:string-value="grauwin2015" calcext:value-type="string">
            <text:p>grauwin2015</text:p>
          </table:table-cell>
          <table:table-cell office:value-type="string" calcext:value-type="string">
            <text:p>Computational approaches for urban environment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table:formula="of:=VLOOKUP([.C191];[$Sheet2.$A$1:.$B$346];2;0)" office:value-type="string" office:string-value="zhong2016" calcext:value-type="string">
            <text:p>zhong201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ynamic od expansion method based on mobile phone location</text:p>
          </table:table-cell>
          <table:table-cell table:formula="of:=VLOOKUP([.C192];[$Sheet2.$A$1:.$B$346];2;0)" office:value-type="string" office:string-value="jing2011" calcext:value-type="string">
            <text:p>jing2011</text:p>
          </table:table-cell>
          <table:table-cell office:value-type="string" calcext:value-type="string">
            <text:p>Intelligent computation technology and automation (icicta), 2011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stimating origin-destination flows using mobile phone location data</text:p>
          </table:table-cell>
          <table:table-cell table:formula="of:=VLOOKUP([.C193];[$Sheet2.$A$1:.$B$346];2;0)" office:value-type="string" office:string-value="calabrese2011" calcext:value-type="string">
            <text:p>calabrese2011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ploratory calibration of a spatial interaction model using taxi gps trajectories</text:p>
          </table:table-cell>
          <table:table-cell table:formula="of:=VLOOKUP([.C194];[$Sheet2.$A$1:.$B$346];2;0)" office:value-type="string" office:string-value="yue2012" calcext:value-type="string">
            <text:p>yue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table:formula="of:=VLOOKUP([.C195];[$Sheet2.$A$1:.$B$346];2;0)" office:value-type="string" office:string-value="lefebvre2013" calcext:value-type="string">
            <text:p>lefebvre2013</text:p>
          </table:table-cell>
          <table:table-cell office:value-type="string" calcext:value-type="string">
            <text:p>Environmental modelling &amp; softwa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mo: WiFlow - real time travel time estimation using wi-fi monitors</text:p>
          </table:table-cell>
          <table:table-cell table:formula="of:=VLOOKUP([.C196];[$Sheet2.$A$1:.$B$346];2;0)" office:value-type="string" office:string-value="musa2011" calcext:value-type="string">
            <text:p>musa2011</text:p>
          </table:table-cell>
          <table:table-cell office:value-type="string" calcext:value-type="string">
            <text:p>9th acm conference on embedded networked sensor systems, sensys 2011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mpirical evaluation of bluetooth and wifi scanning for road transport</text:p>
          </table:table-cell>
          <table:table-cell table:formula="of:=VLOOKUP([.C197];[$Sheet2.$A$1:.$B$346];2;0)" office:value-type="string" office:string-value="abbott-Jard2013" calcext:value-type="string">
            <text:p>abbott-Jard2013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istical modelling for estimation of od matrices for public transport using wi-fi and apc data</text:p>
          </table:table-cell>
          <table:table-cell table:formula="of:=VLOOKUP([.C198];[$Sheet2.$A$1:.$B$346];2;0)" office:value-type="string" office:string-value="haakegaard2018statistical" calcext:value-type="string">
            <text:p>haakegaard2018statistical</text:p>
          </table:table-cell>
          <table:table-cell office:value-type="string" calcext:value-type="string">
            <text:p>2018 21st international conference on intelligent transportation systems (its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stimating dynamic workplace capacities using public transport smart card data and a household travel survey</text:p>
          </table:table-cell>
          <table:table-cell table:formula="of:=VLOOKUP([.C199];[$Sheet2.$A$1:.$B$346];2;0)" office:value-type="string" office:string-value="ordonez2012" calcext:value-type="string">
            <text:p>ordonez2012</text:p>
          </table:table-cell>
          <table:table-cell office:value-type="string" calcext:value-type="string">
            <text:p>Proceedings of the 17th International Conference of Hong Kong Society for Transportation Studies, HKSTS 2012: Transportation and Logistics Manage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mputing urban mobile landscapes through monitoring population density based on cellphone chatting</text:p>
          </table:table-cell>
          <table:table-cell table:formula="of:=VLOOKUP([.C200];[$Sheet2.$A$1:.$B$346];2;0)" office:value-type="string" office:string-value="pulselli2008" calcext:value-type="string">
            <text:p>pulselli2008</text:p>
          </table:table-cell>
          <table:table-cell office:value-type="string" calcext:value-type="string">
            <text:p>Int. J. of Design and Nature and Ecodyna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wards estimating the presence of visitors from the aggregate mobile phone network activity they generate</text:p>
          </table:table-cell>
          <table:table-cell table:formula="of:=VLOOKUP([.C201];[$Sheet2.$A$1:.$B$346];2;0)" office:value-type="string" office:string-value="girardin2009" calcext:value-type="string">
            <text:p>girardin2009</text:p>
          </table:table-cell>
          <table:table-cell office:value-type="string" calcext:value-type="string">
            <text:p>Intl. Conference on computers in urban planning and urban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ctivity-aware map: Identifying human daily activity pattern using mobile phone data</text:p>
          </table:table-cell>
          <table:table-cell table:formula="of:=VLOOKUP([.C202];[$Sheet2.$A$1:.$B$346];2;0)" office:value-type="string" office:string-value="phithakkitnukoon2010" calcext:value-type="string">
            <text:p>phithakkitnukoon2010</text:p>
          </table:table-cell>
          <table:table-cell office:value-type="string" calcext:value-type="string">
            <text:p>International workshop on human behavior understand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table:formula="of:=VLOOKUP([.C203];[$Sheet2.$A$1:.$B$346];2;0)" office:value-type="string" office:string-value="yuan2016" calcext:value-type="string">
            <text:p>yuan2016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table:formula="of:=VLOOKUP([.C204];[$Sheet2.$A$1:.$B$346];2;0)" office:value-type="string" office:string-value="chae2012" calcext:value-type="string">
            <text:p>chae2012</text:p>
          </table:table-cell>
          <table:table-cell office:value-type="string" calcext:value-type="string">
            <text:p>Visual analytics science and technology (vast), 2012 ieee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table:formula="of:=VLOOKUP([.C205];[$Sheet2.$A$1:.$B$346];2;0)" office:value-type="string" office:string-value="sagl2012" calcext:value-type="string">
            <text:p>sagl2012</text:p>
          </table:table-cell>
          <table:table-cell office:value-type="string" calcext:value-type="string">
            <text:p>Proceedings of the gi-for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mall area model-based estimators using big data sources</text:p>
          </table:table-cell>
          <table:table-cell table:formula="of:=VLOOKUP([.C206];[$Sheet2.$A$1:.$B$346];2;0)" office:value-type="string" office:string-value="marchetti2015" calcext:value-type="string">
            <text:p>marchetti2015</text:p>
          </table:table-cell>
          <table:table-cell office:value-type="string" calcext:value-type="string">
            <text:p>Journal of Official Statis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geography of taste: Analyzing cell-phone mobility and social events</text:p>
          </table:table-cell>
          <table:table-cell table:formula="of:=VLOOKUP([.C207];[$Sheet2.$A$1:.$B$346];2;0)" office:value-type="string" office:string-value="calabrese2010" calcext:value-type="string">
            <text:p>calabrese2010</text:p>
          </table:table-cell>
          <table:table-cell office:value-type="string" calcext:value-type="string">
            <text:p>International conference on 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 index for characterizing spatial bursts of movements: A case study with geo-located twitter data</text:p>
          </table:table-cell>
          <table:table-cell table:formula="of:=VLOOKUP([.C208];[$Sheet2.$A$1:.$B$346];2;0)" office:value-type="string" office:string-value="kim2014" calcext:value-type="string">
            <text:p>kim2014</text:p>
          </table:table-cell>
          <table:table-cell office:value-type="string" calcext:value-type="string">
            <text:p>Sites.Utexas.Edu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ynamic population mapping using mobile phone data</text:p>
          </table:table-cell>
          <table:table-cell table:formula="of:=VLOOKUP([.C209];[$Sheet2.$A$1:.$B$346];2;0)" office:value-type="string" office:string-value="deville2014" calcext:value-type="string">
            <text:p>deville2014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mall area estimation</text:p>
          </table:table-cell>
          <table:table-cell table:formula="of:=VLOOKUP([.C210];[$Sheet2.$A$1:.$B$346];2;0)" office:value-type="string" office:string-value="rao2015" calcext:value-type="string">
            <text:p>rao201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Interpolation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ntifying the ambient population using hourly population footfall data and an agent-based model of daily mobility</text:p>
          </table:table-cell>
          <table:table-cell table:formula="of:=VLOOKUP([.C211];[$Sheet2.$A$1:.$B$346];2;0)" office:value-type="string" office:string-value="crols2019" calcext:value-type="string">
            <text:p>crols2019</text:p>
          </table:table-cell>
          <table:table-cell office:value-type="string" calcext:value-type="string">
            <text:p>Geoinformatic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Interpolatio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imating traveler populations at airport and cruise terminals for population distribution and dynamics</text:p>
          </table:table-cell>
          <table:table-cell table:formula="of:=VLOOKUP([.C212];[$Sheet2.$A$1:.$B$346];2;0)" office:value-type="string" office:string-value="jochem2013" calcext:value-type="string">
            <text:p>jochem2013</text:p>
          </table:table-cell>
          <table:table-cell office:value-type="string" calcext:value-type="string">
            <text:p>Natural Hazard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table:formula="of:=VLOOKUP([.C213];[$Sheet2.$A$1:.$B$346];2;0)" office:value-type="string" office:string-value="jia2014" calcext:value-type="string">
            <text:p>jia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pping the urban wireless landscape with argos</text:p>
          </table:table-cell>
          <table:table-cell table:formula="of:=VLOOKUP([.C214];[$Sheet2.$A$1:.$B$346];2;0)" office:value-type="string" office:string-value="rose2010" calcext:value-type="string">
            <text:p>rose2010</text:p>
          </table:table-cell>
          <table:table-cell office:value-type="string" calcext:value-type="string">
            <text:p>Proceedings of the 8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dicting length of stay at wifi hotspots</text:p>
          </table:table-cell>
          <table:table-cell table:formula="of:=VLOOKUP([.C215];[$Sheet2.$A$1:.$B$346];2;0)" office:value-type="string" office:string-value="manweiler2013" calcext:value-type="string">
            <text:p>manweiler2013</text:p>
          </table:table-cell>
          <table:table-cell office:value-type="string" calcext:value-type="string">
            <text:p>INFOCOM, 2013 proceedings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asuring human queues using wifi signals</text:p>
          </table:table-cell>
          <table:table-cell table:formula="of:=VLOOKUP([.C216];[$Sheet2.$A$1:.$B$346];2;0)" office:value-type="string" office:string-value="wang2013" calcext:value-type="string">
            <text:p>wang2013</text:p>
          </table:table-cell>
          <table:table-cell office:value-type="string" calcext:value-type="string">
            <text:p>Proceedings of the 19th annual international conference on mobile computing &amp; network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table:formula="of:=VLOOKUP([.C217];[$Sheet2.$A$1:.$B$346];2;0)" office:value-type="string" office:string-value="qin2013discovering" calcext:value-type="string">
            <text:p>qin2013discovering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stimating crowd densities and pedestrian flows using wi-fi and bluetooth</text:p>
          </table:table-cell>
          <table:table-cell table:formula="of:=VLOOKUP([.C218];[$Sheet2.$A$1:.$B$346];2;0)" office:value-type="string" office:string-value="schauer2014estimating" calcext:value-type="string">
            <text:p>schauer2014estimating</text:p>
          </table:table-cell>
          <table:table-cell office:value-type="string" calcext:value-type="string">
            <text:p>Proceedings of the 11th International Conference on Mobile and Ubiquitous Systems: Computing, Networking and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istical analysis of actual number of pedestrians for wi-fi packet-based pedestrian flow sensing</text:p>
          </table:table-cell>
          <table:table-cell table:formula="of:=VLOOKUP([.C219];[$Sheet2.$A$1:.$B$346];2;0)" office:value-type="string" office:string-value="fukuzaki2015statistical" calcext:value-type="string">
            <text:p>fukuzaki2015statistical</text:p>
          </table:table-cell>
          <table:table-cell office:value-type="string" calcext:value-type="string">
            <text:p>Adjunct proceedings of the 2015 acm international joint conference on pervasive and ubiquitous computing and proceedings of the 2015 acm international symposium on wearable compute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table:formula="of:=VLOOKUP([.C220];[$Sheet2.$A$1:.$B$346];2;0)" office:value-type="string" office:string-value="alahmadi2013" calcext:value-type="string">
            <text:p>alahmadi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table:formula="of:=VLOOKUP([.C221];[$Sheet2.$A$1:.$B$346];2;0)" office:value-type="string" office:string-value="jacobs-Crisioni2014" calcext:value-type="string">
            <text:p>jacobs-Crisioni2014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antifying seasonal population fluxes driving rubella transmission dynamics using mobile phone data.</text:p>
          </table:table-cell>
          <table:table-cell table:formula="of:=VLOOKUP([.C222];[$Sheet2.$A$1:.$B$346];2;0)" office:value-type="string" office:string-value="buckee2015" calcext:value-type="string">
            <text:p>buckee2015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obile phone usage in complex urban systems: A space- time, aggregated human activity study</text:p>
          </table:table-cell>
          <table:table-cell table:formula="of:=VLOOKUP([.C223];[$Sheet2.$A$1:.$B$346];2;0)" office:value-type="string" office:string-value="tranos2015" calcext:value-type="string">
            <text:p>tranos2015</text:p>
          </table:table-cell>
          <table:table-cell office:value-type="string" calcext:value-type="string">
            <text:p>Journal of Geographical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eople crowd density estimation system using deep learning for radio wave sensing of cellular communication</text:p>
          </table:table-cell>
          <table:table-cell table:formula="of:=VLOOKUP([.C224];[$Sheet2.$A$1:.$B$346];2;0)" office:value-type="string" office:string-value="shibata2019" calcext:value-type="string">
            <text:p>shibata2019</text:p>
          </table:table-cell>
          <table:table-cell office:value-type="string" calcext:value-type="string">
            <text:p>2019 international conference on artificial intelligence in information and communication (icaii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 methodology for estimating time‐of‐Day variations in the size of a population exposed to risk</text:p>
          </table:table-cell>
          <table:table-cell table:formula="of:=VLOOKUP([.C225];[$Sheet2.$A$1:.$B$346];2;0)" office:value-type="string" office:string-value="glickman1986" calcext:value-type="string">
            <text:p>glickman1986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conometric studies of urban population density: A survey</text:p>
          </table:table-cell>
          <table:table-cell table:formula="of:=VLOOKUP([.C226];[$Sheet2.$A$1:.$B$346];2;0)" office:value-type="string" office:string-value="mcDonald1989" calcext:value-type="string">
            <text:p>mcDonald1989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 tale of one city: Using cellular network data for urban planning</text:p>
          </table:table-cell>
          <table:table-cell table:formula="of:=VLOOKUP([.C227];[$Sheet2.$A$1:.$B$346];2;0)" office:value-type="string" office:string-value="becker2011b" calcext:value-type="string">
            <text:p>becker2011b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riving age and gender from forenames for consumer analytics</text:p>
          </table:table-cell>
          <table:table-cell table:formula="of:=VLOOKUP([.C228];[$Sheet2.$A$1:.$B$346];2;0)" office:value-type="string" office:string-value="lansley2016deriving" calcext:value-type="string">
            <text:p>lansley2016deriving</text:p>
          </table:table-cell>
          <table:table-cell office:value-type="string" calcext:value-type="string">
            <text:p>Journal of Retailing and Consumer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Consumer dat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tecting address uncertainty in loyalty card data</text:p>
          </table:table-cell>
          <table:table-cell table:formula="of:=VLOOKUP([.C229];[$Sheet2.$A$1:.$B$346];2;0)" office:value-type="string" office:string-value="lloyd2018" calcext:value-type="string">
            <text:p>lloyd2018</text:p>
          </table:table-cell>
          <table:table-cell office:value-type="string" calcext:value-type="string">
            <text:p>Applied Spatial Analysis and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Consumer dat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sumer data research</text:p>
          </table:table-cell>
          <table:table-cell table:formula="of:=VLOOKUP([.C230];[$Sheet2.$A$1:.$B$346];2;0)" office:value-type="string" office:string-value="cdrc2018consumer" calcext:value-type="string">
            <text:p>cdrc2018consumer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Consumer dat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table:formula="of:=VLOOKUP([.C231];[$Sheet2.$A$1:.$B$346];2;0)" office:value-type="string" office:string-value="mcKenzie2015" calcext:value-type="string">
            <text:p>mcKenzie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geotemporal demographics of twitter usage</text:p>
          </table:table-cell>
          <table:table-cell table:formula="of:=VLOOKUP([.C232];[$Sheet2.$A$1:.$B$346];2;0)" office:value-type="string" office:string-value="longley2015" calcext:value-type="string">
            <text:p>longley2015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he geography of twitter topics in london</text:p>
          </table:table-cell>
          <table:table-cell table:formula="of:=VLOOKUP([.C233];[$Sheet2.$A$1:.$B$346];2;0)" office:value-type="string" office:string-value="lansley2016" calcext:value-type="string">
            <text:p>lansley2016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bining smart card data and household travel survey to analyze jobs-housing relationships in beijing</text:p>
          </table:table-cell>
          <table:table-cell table:formula="of:=VLOOKUP([.C234];[$Sheet2.$A$1:.$B$346];2;0)" office:value-type="string" office:string-value="long2015" calcext:value-type="string">
            <text:p>lo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internal structure of greater london: A comparison of national and regional geodemographic models</text:p>
          </table:table-cell>
          <table:table-cell table:formula="of:=VLOOKUP([.C235];[$Sheet2.$A$1:.$B$346];2;0)" office:value-type="string" office:string-value="singleton2015london" calcext:value-type="string">
            <text:p>singleton2015london</text:p>
          </table:table-cell>
          <table:table-cell office:value-type="string" calcext:value-type="string">
            <text:p>Geo: Geography and Environ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Interpolatio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Urban daytime population: A field for demographic-ecological analysis</text:p>
          </table:table-cell>
          <table:table-cell table:formula="of:=VLOOKUP([.C236];[$Sheet2.$A$1:.$B$346];2;0)" office:value-type="string" office:string-value="foley1954" calcext:value-type="string">
            <text:p>foley1954</text:p>
          </table:table-cell>
          <table:table-cell office:value-type="string" calcext:value-type="string">
            <text:p>Social For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Estimating daytime populations</text:p>
          </table:table-cell>
          <table:table-cell table:formula="of:=VLOOKUP([.C237];[$Sheet2.$A$1:.$B$346];2;0)" office:value-type="string" office:string-value="schmitt1956" calcext:value-type="string">
            <text:p>schmitt1956</text:p>
          </table:table-cell>
          <table:table-cell office:value-type="string" calcext:value-type="string">
            <text:p>Journal of the American Institute of Plann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veloping a flexible framework for spatiotemporal population modeling</text:p>
          </table:table-cell>
          <table:table-cell table:formula="of:=VLOOKUP([.C238];[$Sheet2.$A$1:.$B$346];2;0)" office:value-type="string" office:string-value="martin2015developing" calcext:value-type="string">
            <text:p>martin2015developing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ystem and method for determining demographic information</text:p>
          </table:table-cell>
          <table:table-cell table:formula="of:=VLOOKUP([.C239];[$Sheet2.$A$1:.$B$346];2;0)" office:value-type="string" office:string-value="mccormack2017system" calcext:value-type="string">
            <text:p>mccormack2017system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rban phenology: Toward a real-time census of the city</text:p>
          </table:table-cell>
          <table:table-cell table:formula="of:=VLOOKUP([.C240];[$Sheet2.$A$1:.$B$346];2;0)" office:value-type="string" office:string-value="kontokosta2016urban" calcext:value-type="string">
            <text:p>kontokosta2016urban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ensus from heaven: An estimate of the global human population using night-time satellite imagery</text:p>
          </table:table-cell>
          <table:table-cell table:formula="of:=VLOOKUP([.C241];[$Sheet2.$A$1:.$B$346];2;0)" office:value-type="string" office:string-value="sutton2001" calcext:value-type="string">
            <text:p>sutton2001</text:p>
          </table:table-cell>
          <table:table-cell office:value-type="string" calcext:value-type="string">
            <text:p>International Journal of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n approach to linking remotely sensed data and areal census data</text:p>
          </table:table-cell>
          <table:table-cell table:formula="of:=VLOOKUP([.C242];[$Sheet2.$A$1:.$B$346];2;0)" office:value-type="string" office:string-value="chen2002" calcext:value-type="string">
            <text:p>chen2002</text:p>
          </table:table-cell>
          <table:table-cell office:value-type="string" calcext:value-type="string">
            <text:p>International Journal of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valuating geo-located twitter data as a control layer for areal interpolation of population</text:p>
          </table:table-cell>
          <table:table-cell table:formula="of:=VLOOKUP([.C243];[$Sheet2.$A$1:.$B$346];2;0)" office:value-type="string" office:string-value="lin2015" calcext:value-type="string">
            <text:p>lin2015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robabilistic mining of socio-geographic routines from mobile phone data</text:p>
          </table:table-cell>
          <table:table-cell table:formula="of:=VLOOKUP([.C244];[$Sheet2.$A$1:.$B$346];2;0)" office:value-type="string" office:string-value="farrahi2010" calcext:value-type="string">
            <text:p>farrahi2010</text:p>
          </table:table-cell>
          <table:table-cell office:value-type="string" calcext:value-type="string">
            <text:p>IEEE Journal of Selected Topics in Signal Proces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ine-grained prediction of urban population using mobile phone location data</text:p>
          </table:table-cell>
          <table:table-cell table:formula="of:=VLOOKUP([.C245];[$Sheet2.$A$1:.$B$346];2;0)" office:value-type="string" office:string-value="chen2018fine" calcext:value-type="string">
            <text:p>chen2018fine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evelopment of a high resolution population dynamics model</text:p>
          </table:table-cell>
          <table:table-cell table:formula="of:=VLOOKUP([.C246];[$Sheet2.$A$1:.$B$346];2;0)" office:value-type="string" office:string-value="bhaduri2005" calcext:value-type="string">
            <text:p>bhaduri2005</text:p>
          </table:table-cell>
          <table:table-cell office:value-type="string" calcext:value-type="string">
            <text:p>Geocomputation 2005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reet-weighted interpolation techniques for demographic count estimation in incompatible zone systems</text:p>
          </table:table-cell>
          <table:table-cell table:formula="of:=VLOOKUP([.C247];[$Sheet2.$A$1:.$B$346];2;0)" office:value-type="string" office:string-value="reibel2005" calcext:value-type="string">
            <text:p>reibel2005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mooth pycnophylactic interpolation for geographical regions</text:p>
          </table:table-cell>
          <table:table-cell table:formula="of:=VLOOKUP([.C248];[$Sheet2.$A$1:.$B$346];2;0)" office:value-type="string" office:string-value="tobler1979" calcext:value-type="string">
            <text:p>tobler1979</text:p>
          </table:table-cell>
          <table:table-cell office:value-type="string" calcext:value-type="string">
            <text:p>Journal of the American Statistical Associ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patial interpolation methods: A review</text:p>
          </table:table-cell>
          <table:table-cell table:formula="of:=VLOOKUP([.C249];[$Sheet2.$A$1:.$B$346];2;0)" office:value-type="string" office:string-value="lam1983" calcext:value-type="string">
            <text:p>lam1983</text:p>
          </table:table-cell>
          <table:table-cell office:value-type="string" calcext:value-type="string">
            <text:p>The American Cart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pping population data from zone centroid locations</text:p>
          </table:table-cell>
          <table:table-cell table:formula="of:=VLOOKUP([.C250];[$Sheet2.$A$1:.$B$346];2;0)" office:value-type="string" office:string-value="martin1989" calcext:value-type="string">
            <text:p>martin1989</text:p>
          </table:table-cell>
          <table:table-cell office:value-type="string" calcext:value-type="string">
            <text:p>Transactions of the Institute of British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emodeling census population with spatial information from landsat tm imagery</text:p>
          </table:table-cell>
          <table:table-cell table:formula="of:=VLOOKUP([.C251];[$Sheet2.$A$1:.$B$346];2;0)" office:value-type="string" office:string-value="yuan1997" calcext:value-type="string">
            <text:p>yuan1997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odeling population density with night-time satellite imagery and gis</text:p>
          </table:table-cell>
          <table:table-cell table:formula="of:=VLOOKUP([.C252];[$Sheet2.$A$1:.$B$346];2;0)" office:value-type="string" office:string-value="sutton1997" calcext:value-type="string">
            <text:p>sutton1997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ndScan: A global population database for estimating populations at risk</text:p>
          </table:table-cell>
          <table:table-cell table:formula="of:=VLOOKUP([.C253];[$Sheet2.$A$1:.$B$346];2;0)" office:value-type="string" office:string-value="dobson2000" calcext:value-type="string">
            <text:p>dobson2000</text:p>
          </table:table-cell>
          <table:table-cell office:value-type="string" calcext:value-type="string">
            <text:p>Photogrammetric engineering and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ndScan</text:p>
          </table:table-cell>
          <table:table-cell table:formula="of:=VLOOKUP([.C254];[$Sheet2.$A$1:.$B$346];2;0)" office:value-type="string" office:string-value="bhaduri2002" calcext:value-type="string">
            <text:p>bhaduri2002</text:p>
          </table:table-cell>
          <table:table-cell office:value-type="string" calcext:value-type="string">
            <text:p>Geoinforma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nerating surface models of population using dasymetric mapping</text:p>
          </table:table-cell>
          <table:table-cell table:formula="of:=VLOOKUP([.C255];[$Sheet2.$A$1:.$B$346];2;0)" office:value-type="string" office:string-value="mennis2003" calcext:value-type="string">
            <text:p>mennis2003</text:p>
          </table:table-cell>
          <table:table-cell office:value-type="string" calcext:value-type="string">
            <text:p>The Professional Ge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Scan2000: A new global population geography</text:p>
          </table:table-cell>
          <table:table-cell table:formula="of:=VLOOKUP([.C256];[$Sheet2.$A$1:.$B$346];2;0)" office:value-type="string" office:string-value="dobson2003a" calcext:value-type="string">
            <text:p>dobson2003a</text:p>
          </table:table-cell>
          <table:table-cell/>
          <table:table-cell office:value-type="string" calcext:value-type="string">
            <text:p>re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 comparative analysis of areal interpolation methods</text:p>
          </table:table-cell>
          <table:table-cell table:formula="of:=VLOOKUP([.C257];[$Sheet2.$A$1:.$B$346];2;0)" office:value-type="string" office:string-value="hawley2005" calcext:value-type="string">
            <text:p>hawley2005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he accuracy of human population maps for public health application</text:p>
          </table:table-cell>
          <table:table-cell table:formula="of:=VLOOKUP([.C258];[$Sheet2.$A$1:.$B$346];2;0)" office:value-type="string" office:string-value="hay2005" calcext:value-type="string">
            <text:p>hay2005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lligent dasymetric mapping and its application to areal interpolation</text:p>
          </table:table-cell>
          <table:table-cell table:formula="of:=VLOOKUP([.C259];[$Sheet2.$A$1:.$B$346];2;0)" office:value-type="string" office:string-value="mennis2006" calcext:value-type="string">
            <text:p>mennis2006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ndScan usa: A high-resolution geospatial and temporal modeling approach for population distribution and dynamics</text:p>
          </table:table-cell>
          <table:table-cell table:formula="of:=VLOOKUP([.C260];[$Sheet2.$A$1:.$B$346];2;0)" office:value-type="string" office:string-value="bhaduri2007" calcext:value-type="string">
            <text:p>bhaduri2007</text:p>
          </table:table-cell>
          <table:table-cell office:value-type="string" calcext:value-type="string">
            <text:p>GeoJournal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real interpolation and dasymetric mapping methods using local ancillary data sources</text:p>
          </table:table-cell>
          <table:table-cell table:formula="of:=VLOOKUP([.C261];[$Sheet2.$A$1:.$B$346];2;0)" office:value-type="string" office:string-value="tapp2010" calcext:value-type="string">
            <text:p>tapp2010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asymetric modeling and uncertainty</text:p>
          </table:table-cell>
          <table:table-cell table:formula="of:=VLOOKUP([.C262];[$Sheet2.$A$1:.$B$346];2;0)" office:value-type="string" office:string-value="nagle2014" calcext:value-type="string">
            <text:p>nagle2014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parison of interpolation techniques for state estimation on urban networks</text:p>
          </table:table-cell>
          <table:table-cell table:formula="of:=VLOOKUP([.C263];[$Sheet2.$A$1:.$B$346];2;0)" office:value-type="string" office:string-value="wismans2017comparison" calcext:value-type="string">
            <text:p>wismans2017comparison</text:p>
          </table:table-cell>
          <table:table-cell office:value-type="string" calcext:value-type="string">
            <text:p>NECTAR conference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table:number-columns-repeated="3" office:value-type="string" calcext:value-type="string">
            <text:p>Interpol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table:formula="of:=VLOOKUP([.C264];[$Sheet2.$A$1:.$B$346];2;0)" office:value-type="string" office:string-value="kwan2005" calcext:value-type="string">
            <text:p>kwan200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patio-temporal population modelling for enhanced assessment of urban exposure to flood risk</text:p>
          </table:table-cell>
          <table:table-cell table:formula="of:=VLOOKUP([.C265];[$Sheet2.$A$1:.$B$346];2;0)" office:value-type="string" office:string-value="smith2016" calcext:value-type="string">
            <text:p>smith2016</text:p>
          </table:table-cell>
          <table:table-cell office:value-type="string" calcext:value-type="string">
            <text:p>Applied Spatial Analysis and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tegrated longitudinal employer-employee data for the united states</text:p>
          </table:table-cell>
          <table:table-cell table:formula="of:=VLOOKUP([.C266];[$Sheet2.$A$1:.$B$346];2;0)" office:value-type="string" office:string-value="abowd2004" calcext:value-type="string">
            <text:p>abowd2004</text:p>
          </table:table-cell>
          <table:table-cell office:value-type="string" calcext:value-type="string">
            <text:p>The American Economic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terogeneous map merging using wifi signals</text:p>
          </table:table-cell>
          <table:table-cell table:formula="of:=VLOOKUP([.C267];[$Sheet2.$A$1:.$B$346];2;0)" office:value-type="string" office:string-value="erinc2013" calcext:value-type="string">
            <text:p>erinc2013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oslavery</text:p>
          </table:table-cell>
          <table:table-cell table:formula="of:=VLOOKUP([.C268];[$Sheet2.$A$1:.$B$346];2;0)" office:value-type="string" office:string-value="dobson2003" calcext:value-type="string">
            <text:p>dobson2003</text:p>
          </table:table-cell>
          <table:table-cell office:value-type="string" calcext:value-type="string">
            <text:p>IEEE Technology and Society Magazi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table:formula="of:=VLOOKUP([.C269];[$Sheet2.$A$1:.$B$346];2;0)" office:value-type="string" office:string-value="gruteser2005" calcext:value-type="string">
            <text:p>gruteser2005</text:p>
          </table:table-cell>
          <table:table-cell office:value-type="string" calcext:value-type="string">
            <text:p>Mobile Networks and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nfidentiality and spatially explicit data: Concerns and challenges</text:p>
          </table:table-cell>
          <table:table-cell table:formula="of:=VLOOKUP([.C270];[$Sheet2.$A$1:.$B$346];2;0)" office:value-type="string" office:string-value="vanWey2005" calcext:value-type="string">
            <text:p>vanWey2005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table:formula="of:=VLOOKUP([.C271];[$Sheet2.$A$1:.$B$346];2;0)" office:value-type="string" office:string-value="tang2006putting" calcext:value-type="string">
            <text:p>tang2006putting</text:p>
          </table:table-cell>
          <table:table-cell office:value-type="string" calcext:value-type="string">
            <text:p>Proceedings of the sigchi conference on human factors in computing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tion privacy and location-aware computing</text:p>
          </table:table-cell>
          <table:table-cell table:formula="of:=VLOOKUP([.C272];[$Sheet2.$A$1:.$B$346];2;0)" office:value-type="string" office:string-value="duckham2006location" calcext:value-type="string">
            <text:p>duckham2006location</text:p>
          </table:table-cell>
          <table:table-cell office:value-type="string" calcext:value-type="string">
            <text:p>Dynamic &amp; mobile GIS: investigating change in space and tim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he changing landscape of fear</text:p>
          </table:table-cell>
          <table:table-cell table:formula="of:=VLOOKUP([.C273];[$Sheet2.$A$1:.$B$346];2;0)" office:value-type="string" office:string-value="cutter2006" calcext:value-type="string">
            <text:p>cutter2006</text:p>
          </table:table-cell>
          <table:table-cell office:value-type="string" calcext:value-type="string">
            <text:p>The geographical dimensions of terrorism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ryst: The case for confidential service discovery.</text:p>
          </table:table-cell>
          <table:table-cell table:formula="of:=VLOOKUP([.C274];[$Sheet2.$A$1:.$B$346];2;0)" office:value-type="string" office:string-value="pang2007" calcext:value-type="string">
            <text:p>pang2007</text:p>
          </table:table-cell>
          <table:table-cell office:value-type="string" calcext:value-type="string">
            <text:p>HotNet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vices that tell on you: Privacy trends in consumer ubiquitous computing.</text:p>
          </table:table-cell>
          <table:table-cell table:formula="of:=VLOOKUP([.C275];[$Sheet2.$A$1:.$B$346];2;0)" office:value-type="string" office:string-value="saponas2007" calcext:value-type="string">
            <text:p>saponas2007</text:p>
          </table:table-cell>
          <table:table-cell office:value-type="string" calcext:value-type="string">
            <text:p>Usenix security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mproving wireless privacy with an identifier-free link layer protocol</text:p>
          </table:table-cell>
          <table:table-cell table:formula="of:=VLOOKUP([.C276];[$Sheet2.$A$1:.$B$346];2;0)" office:value-type="string" office:string-value="greenstein2008" calcext:value-type="string">
            <text:p>greenstein2008</text:p>
          </table:table-cell>
          <table:table-cell office:value-type="string" calcext:value-type="string">
            <text:p>Proceedings of the 6th international conference on mobile systems, applications, and servic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 survey of computational location privacy</text:p>
          </table:table-cell>
          <table:table-cell table:formula="of:=VLOOKUP([.C277];[$Sheet2.$A$1:.$B$346];2;0)" office:value-type="string" office:string-value="krumm2009survey" calcext:value-type="string">
            <text:p>krumm2009survey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ivacy, big data, and the public good: Frameworks for engagement</text:p>
          </table:table-cell>
          <table:table-cell table:formula="of:=VLOOKUP([.C278];[$Sheet2.$A$1:.$B$346];2;0)" office:value-type="string" office:string-value="lane2014" calcext:value-type="string">
            <text:p>lane2014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ser acceptance of footfall analytics with aggregated and anonymized mobile phone data</text:p>
          </table:table-cell>
          <table:table-cell table:formula="of:=VLOOKUP([.C279];[$Sheet2.$A$1:.$B$346];2;0)" office:value-type="string" office:string-value="kobsa2014user" calcext:value-type="string">
            <text:p>kobsa2014user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alysing the privacy policies of Wi-Fi trackers</text:p>
          </table:table-cell>
          <table:table-cell table:formula="of:=VLOOKUP([.C280];[$Sheet2.$A$1:.$B$346];2;0)" office:value-type="string" office:string-value="demir2014analysing" calcext:value-type="string">
            <text:p>demir2014analysing</text:p>
          </table:table-cell>
          <table:table-cell office:value-type="string" calcext:value-type="string">
            <text:p>Proceedings of the 2014 workshop on physical analytic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bfuscation at-source: Privacy in context-aware mobile crowd-sourcing</text:p>
          </table:table-cell>
          <table:table-cell table:formula="of:=VLOOKUP([.C281];[$Sheet2.$A$1:.$B$346];2;0)" office:value-type="string" office:string-value="kandappu2018obfuscation" calcext:value-type="string">
            <text:p>kandappu2018obfuscation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Your wifi is leaking: What do your mobile apps gossip about you?</text:p>
          </table:table-cell>
          <table:table-cell table:formula="of:=VLOOKUP([.C282];[$Sheet2.$A$1:.$B$346];2;0)" office:value-type="string" office:string-value="atkinson2018your" calcext:value-type="string">
            <text:p>atkinson2018your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ntifying the information leak in ieee 802.11 network discovery</text:p>
          </table:table-cell>
          <table:table-cell table:formula="of:=VLOOKUP([.C283];[$Sheet2.$A$1:.$B$346];2;0)" office:value-type="string" office:string-value="waltari2018quantifying" calcext:value-type="string">
            <text:p>waltari2018quantifying</text:p>
          </table:table-cell>
          <table:table-cell office:value-type="string" calcext:value-type="string">
            <text:p>International conference on wired/wireless internet communicati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dark web of urban data: Fitness data ecosystems, urban design and privacy in the modern city</text:p>
          </table:table-cell>
          <table:table-cell table:formula="of:=VLOOKUP([.C284];[$Sheet2.$A$1:.$B$346];2;0)" office:value-type="string" office:string-value="mcmeel2018dark" calcext:value-type="string">
            <text:p>mcmeel2018dark</text:p>
          </table:table-cell>
          <table:table-cell office:value-type="string" calcext:value-type="string">
            <text:p>International Journal of Art, Culture and Design Technologies (IJACDT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eventing wi-fi privacy leakage: A user behavioral similarity approach</text:p>
          </table:table-cell>
          <table:table-cell table:formula="of:=VLOOKUP([.C285];[$Sheet2.$A$1:.$B$346];2;0)" office:value-type="string" office:string-value="han2018preventing" calcext:value-type="string">
            <text:p>han2018preventing</text:p>
          </table:table-cell>
          <table:table-cell office:value-type="string" calcext:value-type="string">
            <text:p>2018 ieee international conference on communications (i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ostmodern geographies</text:p>
          </table:table-cell>
          <table:table-cell table:formula="of:=VLOOKUP([.C286];[$Sheet2.$A$1:.$B$346];2;0)" office:value-type="string" office:string-value="soja1989" calcext:value-type="string">
            <text:p>soja1989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olitics and space/time</text:p>
          </table:table-cell>
          <table:table-cell table:formula="of:=VLOOKUP([.C287];[$Sheet2.$A$1:.$B$346];2;0)" office:value-type="string" office:string-value="massey1992" calcext:value-type="string">
            <text:p>massey1992</text:p>
          </table:table-cell>
          <table:table-cell office:value-type="string" calcext:value-type="string">
            <text:p>New Left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Virtual geography</text:p>
          </table:table-cell>
          <table:table-cell table:formula="of:=VLOOKUP([.C288];[$Sheet2.$A$1:.$B$346];2;0)" office:value-type="string" office:string-value="batty1997" calcext:value-type="string">
            <text:p>batty1997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lational concepts of space and place : Issues for planning theory and practice</text:p>
          </table:table-cell>
          <table:table-cell table:formula="of:=VLOOKUP([.C289];[$Sheet2.$A$1:.$B$346];2;0)" office:value-type="string" office:string-value="graham1999" calcext:value-type="string">
            <text:p>graham1999</text:p>
          </table:table-cell>
          <table:table-cell office:value-type="string" calcext:value-type="string">
            <text:p>European Planning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gent-based models of geographical systems</text:p>
          </table:table-cell>
          <table:table-cell table:formula="of:=VLOOKUP([.C290];[$Sheet2.$A$1:.$B$346];2;0)" office:value-type="string" office:string-value="heppenstall2011agent" calcext:value-type="string">
            <text:p>heppenstall2011agent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rban and regional analysis and the digital revolution: Challenges and opportunities</text:p>
          </table:table-cell>
          <table:table-cell table:formula="of:=VLOOKUP([.C291];[$Sheet2.$A$1:.$B$346];2;0)" office:value-type="string" office:string-value="tranos2012urban" calcext:value-type="string">
            <text:p>tranos2012urban</text:p>
          </table:table-cell>
          <table:table-cell office:value-type="string" calcext:value-type="string">
            <text:p>Hub cities in the knowledge economy: Ashgate, Forthcom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he geography of the internet: Cities, regions and internet infrastructure in europe</text:p>
          </table:table-cell>
          <table:table-cell table:formula="of:=VLOOKUP([.C292];[$Sheet2.$A$1:.$B$346];2;0)" office:value-type="string" office:string-value="tranos2013geography" calcext:value-type="string">
            <text:p>tranos2013geography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i-fi geographies</text:p>
          </table:table-cell>
          <table:table-cell table:formula="of:=VLOOKUP([.C293];[$Sheet2.$A$1:.$B$346];2;0)" office:value-type="string" office:string-value="torrens2008wifi" calcext:value-type="string">
            <text:p>torrens2008wifi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hort-term dynamics in the use of places: A space-time typology of visitor populations in the netherlands</text:p>
          </table:table-cell>
          <table:table-cell table:formula="of:=VLOOKUP([.C294];[$Sheet2.$A$1:.$B$346];2;0)" office:value-type="string" office:string-value="zandvliet2006short" calcext:value-type="string">
            <text:p>zandvliet2006short</text:p>
          </table:table-cell>
          <table:table-cell office:value-type="string" calcext:value-type="string">
            <text:p>Urban Stud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igenplaces: Analysing cities using the space - time structure of the mobile phone network</text:p>
          </table:table-cell>
          <table:table-cell table:formula="of:=VLOOKUP([.C295];[$Sheet2.$A$1:.$B$346];2;0)" office:value-type="string" office:string-value="reades2009" calcext:value-type="string">
            <text:p>reades2009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table:formula="of:=VLOOKUP([.C296];[$Sheet2.$A$1:.$B$346];2;0)" office:value-type="string" office:string-value="steenbruggen2013" calcext:value-type="string">
            <text:p>steenbruggen2013</text:p>
          </table:table-cell>
          <table:table-cell office:value-type="string" calcext:value-type="string">
            <text:p>Geo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om mobile phone data to the spatial structure of cities</text:p>
          </table:table-cell>
          <table:table-cell table:formula="of:=VLOOKUP([.C297];[$Sheet2.$A$1:.$B$346];2;0)" office:value-type="string" office:string-value="louail2014" calcext:value-type="string">
            <text:p>louail2014</text:p>
          </table:table-cell>
          <table:table-cell office:value-type="string" calcext:value-type="string">
            <text:p>arXiv:1401.4540v1 \[physics.soc-ph\]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new insight into land use classification based on aggregated mobile phone data</text:p>
          </table:table-cell>
          <table:table-cell table:formula="of:=VLOOKUP([.C298];[$Sheet2.$A$1:.$B$346];2;0)" office:value-type="string" office:string-value="pei2014" calcext:value-type="string">
            <text:p>pei2014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w approaches to measure the spatial structure (s) of cities</text:p>
          </table:table-cell>
          <table:table-cell table:formula="of:=VLOOKUP([.C299];[$Sheet2.$A$1:.$B$346];2;0)" office:value-type="string" office:string-value="arribas2015new" calcext:value-type="string">
            <text:p>arribas2015new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table:formula="of:=VLOOKUP([.C300];[$Sheet2.$A$1:.$B$346];2;0)" office:value-type="string" office:string-value="arhipova2018pattern" calcext:value-type="string">
            <text:p>arhipova2018pattern</text:p>
          </table:table-cell>
          <table:table-cell office:value-type="string" calcext:value-type="string">
            <text:p>Future of information and communication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Uncovering regional characteristics from mobile phone data: A network science approach</text:p>
          </table:table-cell>
          <table:table-cell table:formula="of:=VLOOKUP([.C301];[$Sheet2.$A$1:.$B$346];2;0)" office:value-type="string" office:string-value="chi2014" calcext:value-type="string">
            <text:p>chi2014</text:p>
          </table:table-cell>
          <table:table-cell office:value-type="string" calcext:value-type="string">
            <text:p>Papers in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xtracting land-use patterns using location data from smartphones</text:p>
          </table:table-cell>
          <table:table-cell table:formula="of:=VLOOKUP([.C302];[$Sheet2.$A$1:.$B$346];2;0)" office:value-type="string" office:string-value="shimosaka2014" calcext:value-type="string">
            <text:p>shimosaka2014</text:p>
          </table:table-cell>
          <table:table-cell office:value-type="string" calcext:value-type="string">
            <text:p>The 1st International Conference on IoT in Urban Sp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easuring the vibrancy of urban neighborhoods using mobile phone data with an improved pagerank algorithm</text:p>
          </table:table-cell>
          <table:table-cell table:formula="of:=VLOOKUP([.C303];[$Sheet2.$A$1:.$B$346];2;0)" office:value-type="string" office:string-value="jiameasuring" calcext:value-type="string">
            <text:p>jiameasuring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tra-urban human mobility patterns: An urban morphology perspective</text:p>
          </table:table-cell>
          <table:table-cell table:formula="of:=VLOOKUP([.C304];[$Sheet2.$A$1:.$B$346];2;0)" office:value-type="string" office:string-value="kang2012" calcext:value-type="string">
            <text:p>kang2012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ning significant places from cell id trajectories: A geo-grid based approach</text:p>
          </table:table-cell>
          <table:table-cell table:formula="of:=VLOOKUP([.C305];[$Sheet2.$A$1:.$B$346];2;0)" office:value-type="string" office:string-value="bao2012" calcext:value-type="string">
            <text:p>bao2012</text:p>
          </table:table-cell>
          <table:table-cell office:value-type="string" calcext:value-type="string">
            <text:p>2012 ieee 13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nferring land use from mobile phone activity</text:p>
          </table:table-cell>
          <table:table-cell table:formula="of:=VLOOKUP([.C306];[$Sheet2.$A$1:.$B$346];2;0)" office:value-type="string" office:string-value="toole2012" calcext:value-type="string">
            <text:p>toole2012</text:p>
          </table:table-cell>
          <table:table-cell office:value-type="string" calcext:value-type="string">
            <text:p>Proceedings of the acm sigkdd international workshop on urban computing - urbcomp ’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fe-space characterization from cellular telephone collected gps data</text:p>
          </table:table-cell>
          <table:table-cell table:formula="of:=VLOOKUP([.C307];[$Sheet2.$A$1:.$B$346];2;0)" office:value-type="string" office:string-value="wan2013" calcext:value-type="string">
            <text:p>wan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he places of our lives: Visiting patterns and automatic labeling from longitudinal smartphone data</text:p>
          </table:table-cell>
          <table:table-cell table:formula="of:=VLOOKUP([.C308];[$Sheet2.$A$1:.$B$346];2;0)" office:value-type="string" office:string-value="do2014" calcext:value-type="string">
            <text:p>do2014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ining point-of-interest data from social networks for urban land use classification and disaggregation</text:p>
          </table:table-cell>
          <table:table-cell table:formula="of:=VLOOKUP([.C309];[$Sheet2.$A$1:.$B$346];2;0)" office:value-type="string" office:string-value="jiang2015" calcext:value-type="string">
            <text:p>jia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ploring urban spatial hotspots’ properties using inter-connected user-location networks</text:p>
          </table:table-cell>
          <table:table-cell table:formula="of:=VLOOKUP([.C310];[$Sheet2.$A$1:.$B$346];2;0)" office:value-type="string" office:string-value="zhang2018exploring" calcext:value-type="string">
            <text:p>zhang2018exploring</text:p>
          </table:table-cell>
          <table:table-cell office:value-type="string" calcext:value-type="string">
            <text:p>2018 ieee/cic international conference on communications in china (ic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ubcenters in the los angeles region</text:p>
          </table:table-cell>
          <table:table-cell table:formula="of:=VLOOKUP([.C311];[$Sheet2.$A$1:.$B$346];2;0)" office:value-type="string" office:string-value="giuliano1991" calcext:value-type="string">
            <text:p>giuliano1991</text:p>
          </table:table-cell>
          <table:table-cell office:value-type="string" calcext:value-type="string">
            <text:p>Regional Science and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onparametric employment subcenter identification</text:p>
          </table:table-cell>
          <table:table-cell table:formula="of:=VLOOKUP([.C312];[$Sheet2.$A$1:.$B$346];2;0)" office:value-type="string" office:string-value="mcMillen2001" calcext:value-type="string">
            <text:p>mcMillen2001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mployment densities, spatial autocorrelation, and subcenters in large metropolitan areas</text:p>
          </table:table-cell>
          <table:table-cell table:formula="of:=VLOOKUP([.C313];[$Sheet2.$A$1:.$B$346];2;0)" office:value-type="string" office:string-value="mcMillen2004" calcext:value-type="string">
            <text:p>mcMillen2004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"Edge"or "edgless" cities? Urban spatial structure in u.s. Metropolitan areas, 1980 to 2000\*</text:p>
          </table:table-cell>
          <table:table-cell table:formula="of:=VLOOKUP([.C314];[$Sheet2.$A$1:.$B$346];2;0)" office:value-type="string" office:string-value="lee2007" calcext:value-type="string">
            <text:p>lee2007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table:formula="of:=VLOOKUP([.C315];[$Sheet2.$A$1:.$B$346];2;0)" office:value-type="string" office:string-value="arribas-Bel2014a" calcext:value-type="string">
            <text:p>arribas-Bel2014a</text:p>
          </table:table-cell>
          <table:table-cell office:value-type="string" calcext:value-type="string">
            <text:p>Urban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Modellin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Location and space in social administration</text:p>
          </table:table-cell>
          <table:table-cell table:formula="of:=VLOOKUP([.C316];[$Sheet2.$A$1:.$B$346];2;0)" office:value-type="string" office:string-value="massam1975location" calcext:value-type="string">
            <text:p>massam1975location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visible cities</text:p>
          </table:table-cell>
          <table:table-cell table:formula="of:=VLOOKUP([.C317];[$Sheet2.$A$1:.$B$346];2;0)" office:value-type="string" office:string-value="batty1990" calcext:value-type="string">
            <text:p>batty1990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table:formula="of:=VLOOKUP([.C318];[$Sheet2.$A$1:.$B$346];2;0)" office:value-type="string" office:string-value="graham1997" calcext:value-type="string">
            <text:p>graham1997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he global city: New york, london, tokyo</text:p>
          </table:table-cell>
          <table:table-cell table:formula="of:=VLOOKUP([.C319];[$Sheet2.$A$1:.$B$346];2;0)" office:value-type="string" office:string-value="sassen2001" calcext:value-type="string">
            <text:p>sassen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plintering urbanism</text:p>
          </table:table-cell>
          <table:table-cell table:formula="of:=VLOOKUP([.C320];[$Sheet2.$A$1:.$B$346];2;0)" office:value-type="string" office:string-value="graham2001" calcext:value-type="string">
            <text:p>graham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Telecommunications and the city: Electronic spaces, urban places</text:p>
          </table:table-cell>
          <table:table-cell table:formula="of:=VLOOKUP([.C321];[$Sheet2.$A$1:.$B$346];2;0)" office:value-type="string" office:string-value="graham2002" calcext:value-type="string">
            <text:p>graham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ities and complexity</text:p>
          </table:table-cell>
          <table:table-cell table:formula="of:=VLOOKUP([.C322];[$Sheet2.$A$1:.$B$346];2;0)" office:value-type="string" office:string-value="batty2005" calcext:value-type="string">
            <text:p>batty2005</text:p>
          </table:table-cell>
          <table:table-cell office:value-type="string" calcext:value-type="string">
            <text:p>Understanding Cities with Cellular Automata AgentBased Models and Fractal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pulse of the city</text:p>
          </table:table-cell>
          <table:table-cell table:formula="of:=VLOOKUP([.C323];[$Sheet2.$A$1:.$B$346];2;0)" office:value-type="string" office:string-value="batty2010" calcext:value-type="string">
            <text:p>batty2010</text:p>
          </table:table-cell>
          <table:table-cell office:value-type="string" calcext:value-type="string">
            <text:p>Environment and Planning B: Planning and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ceptualizing smart city with dimensions of technology, people, and institutions</text:p>
          </table:table-cell>
          <table:table-cell table:formula="of:=VLOOKUP([.C324];[$Sheet2.$A$1:.$B$346];2;0)" office:value-type="string" office:string-value="nam2011conceptualizing" calcext:value-type="string">
            <text:p>nam2011conceptualizing</text:p>
          </table:table-cell>
          <table:table-cell office:value-type="string" calcext:value-type="string">
            <text:p>Proceedings of the 12th annual international digital government research conference: Digital government innovation in challenging tim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mart cities of the future</text:p>
          </table:table-cell>
          <table:table-cell table:formula="of:=VLOOKUP([.C325];[$Sheet2.$A$1:.$B$346];2;0)" office:value-type="string" office:string-value="batty2012" calcext:value-type="string">
            <text:p>batty2012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table:formula="of:=VLOOKUP([.C326];[$Sheet2.$A$1:.$B$346];2;0)" office:value-type="string" office:string-value="portugali2012" calcext:value-type="string">
            <text:p>portugali201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he new science of cities</text:p>
          </table:table-cell>
          <table:table-cell table:formula="of:=VLOOKUP([.C327];[$Sheet2.$A$1:.$B$346];2;0)" office:value-type="string" office:string-value="batty2013" calcext:value-type="string">
            <text:p>batty2013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he origins of scaling in cities</text:p>
          </table:table-cell>
          <table:table-cell table:formula="of:=VLOOKUP([.C328];[$Sheet2.$A$1:.$B$346];2;0)" office:value-type="string" office:string-value="bettencourt2013" calcext:value-type="string">
            <text:p>bettencourt2013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he future cities agenda</text:p>
          </table:table-cell>
          <table:table-cell table:formula="of:=VLOOKUP([.C329];[$Sheet2.$A$1:.$B$346];2;0)" office:value-type="string" office:string-value="batty2013a" calcext:value-type="string">
            <text:p>batty2013a</text:p>
          </table:table-cell>
          <table:table-cell office:value-type="string" calcext:value-type="string">
            <text:p>Environ. Plann. B Plann. D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easuring urban deprivation from user generated content</text:p>
          </table:table-cell>
          <table:table-cell table:formula="of:=VLOOKUP([.C330];[$Sheet2.$A$1:.$B$346];2;0)" office:value-type="string" office:string-value="venerandi2015measuring" calcext:value-type="string">
            <text:p>venerandi2015measuring</text:p>
          </table:table-cell>
          <table:table-cell office:value-type="string" calcext:value-type="string">
            <text:p>Proceedings of the 18th acm conference on computer supported cooperative work &amp; social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rban phenology: Toward a real-time census of the city using Wi-Fi data</text:p>
          </table:table-cell>
          <table:table-cell table:formula="of:=VLOOKUP([.C331];[$Sheet2.$A$1:.$B$346];2;0)" office:value-type="string" office:string-value="konto2017" calcext:value-type="string">
            <text:p>konto2017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eing like a city</text:p>
          </table:table-cell>
          <table:table-cell table:formula="of:=VLOOKUP([.C332];[$Sheet2.$A$1:.$B$346];2;0)" office:value-type="string" office:string-value="amin2017seeing" calcext:value-type="string">
            <text:p>amin2017seeing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rban analytics</text:p>
          </table:table-cell>
          <table:table-cell table:formula="of:=VLOOKUP([.C333];[$Sheet2.$A$1:.$B$346];2;0)" office:value-type="string" office:string-value="singleton2017urban" calcext:value-type="string">
            <text:p>singleton2017urban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8 mobile phone operators, their (big) data and urban analysis</text:p>
          </table:table-cell>
          <table:table-cell table:formula="of:=VLOOKUP([.C334];[$Sheet2.$A$1:.$B$346];2;0)" office:value-type="string" office:string-value="tranos20188" calcext:value-type="string">
            <text:p>tranos20188</text:p>
          </table:table-cell>
          <table:table-cell office:value-type="string" calcext:value-type="string">
            <text:p>A Research Agenda for Regeneration Economies: Reading City-Reg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ireshark - network protocol analyzer</text:p>
          </table:table-cell>
          <table:table-cell table:formula="of:=VLOOKUP([.C335];[$Sheet2.$A$1:.$B$346];2;0)" office:value-type="string" office:string-value="wireshark2" calcext:value-type="string">
            <text:p>wireshark2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no-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UNIX time-sharing system: Foreword</text:p>
          </table:table-cell>
          <table:table-cell table:formula="of:=VLOOKUP([.C336];[$Sheet2.$A$1:.$B$346];2;0)" office:value-type="string" office:string-value="mcilroy1978unix" calcext:value-type="string">
            <text:p>mcilroy1978unix</text:p>
          </table:table-cell>
          <table:table-cell office:value-type="string" calcext:value-type="string">
            <text:p>Bell System Technical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rinciples of transaction-oriented database recovery</text:p>
          </table:table-cell>
          <table:table-cell table:formula="of:=VLOOKUP([.C337];[$Sheet2.$A$1:.$B$346];2;0)" office:value-type="string" office:string-value="haerder1983ptd" calcext:value-type="string">
            <text:p>haerder1983ptd</text:p>
          </table:table-cell>
          <table:table-cell office:value-type="string" calcext:value-type="string">
            <text:p>ACM Comput. Surv.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A quarter century of unix</text:p>
          </table:table-cell>
          <table:table-cell table:formula="of:=VLOOKUP([.C338];[$Sheet2.$A$1:.$B$346];2;0)" office:value-type="string" office:string-value="salus1994unix" calcext:value-type="string">
            <text:p>salus1994unix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The posix family of standards</text:p>
          </table:table-cell>
          <table:table-cell table:formula="of:=VLOOKUP([.C339];[$Sheet2.$A$1:.$B$346];2;0)" office:value-type="string" office:string-value="walli1995posix" calcext:value-type="string">
            <text:p>walli1995posix</text:p>
          </table:table-cell>
          <table:table-cell office:value-type="string" calcext:value-type="string">
            <text:p>Standard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he google file system</text:p>
          </table:table-cell>
          <table:table-cell table:formula="of:=VLOOKUP([.C340];[$Sheet2.$A$1:.$B$346];2;0)" office:value-type="string" office:string-value="sanjay2003gfs" calcext:value-type="string">
            <text:p>sanjay2003gfs</text:p>
          </table:table-cell>
          <table:table-cell office:value-type="string" calcext:value-type="string">
            <text:p>Proceedings of the 19th acm symposium on operating systems principl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pReduce: Simplified data processing on large clusters</text:p>
          </table:table-cell>
          <table:table-cell table:formula="of:=VLOOKUP([.C341];[$Sheet2.$A$1:.$B$346];2;0)" office:value-type="string" office:string-value="dean2008mapreduce" calcext:value-type="string">
            <text:p>dean2008mapreduce</text:p>
          </table:table-cell>
          <table:table-cell office:value-type="string" calcext:value-type="string">
            <text:p>Communications of the ACM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3: Data-driven documents</text:p>
          </table:table-cell>
          <table:table-cell table:formula="of:=VLOOKUP([.C342];[$Sheet2.$A$1:.$B$346];2;0)" office:value-type="string" office:string-value="stanford2011d3" calcext:value-type="string">
            <text:p>stanford2011d3</text:p>
          </table:table-cell>
          <table:table-cell office:value-type="string" calcext:value-type="string">
            <text:p>IEEE Trans. Visualization &amp; Comp. Graphics (Proc. InfoVis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mmand-line tools can be 235x faster than your hadoop cluster</text:p>
          </table:table-cell>
          <table:table-cell table:formula="of:=VLOOKUP([.C343];[$Sheet2.$A$1:.$B$346];2;0)" office:value-type="string" office:string-value="adam2014commandline" calcext:value-type="string">
            <text:p>adam2014commandline</text:p>
          </table:table-cell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no-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fficient compression of genomic sequences</text:p>
          </table:table-cell>
          <table:table-cell table:formula="of:=VLOOKUP([.C344];[$Sheet2.$A$1:.$B$346];2;0)" office:value-type="string" office:string-value="pratas2016efficient" calcext:value-type="string">
            <text:p>pratas2016efficient</text:p>
          </table:table-cell>
          <table:table-cell office:value-type="string" calcext:value-type="string">
            <text:p>2016 data compression conference (d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table:formula="of:=VLOOKUP([.C345];[$Sheet2.$A$1:.$B$346];2;0)" office:value-type="string" office:string-value="ieee2016" calcext:value-type="string">
            <text:p>ieee2016</text:p>
          </table:table-cell>
          <table:table-cell office:value-type="string" calcext:value-type="string">
            <text:p>IEEE Std 802.11-2016 (Revision of IEEE Std 802.11-2012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NU parallel 2018</text:p>
          </table:table-cell>
          <table:table-cell table:formula="of:=VLOOKUP([.C346];[$Sheet2.$A$1:.$B$346];2;0)" office:value-type="string" office:string-value="tange2018parallel" calcext:value-type="string">
            <text:p>tange2018parallel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licker - an Android app for counting pedestrian footfalls with accuracy</text:p>
          </table:table-cell>
          <table:table-cell table:formula="of:=VLOOKUP([.C347];[$Sheet2.$A$1:.$B$346];2;0)" office:value-type="string" office:string-value="bala2018clicker" calcext:value-type="string">
            <text:p>bala2018clicker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ls Review</text:p>
          </table:table-cell>
          <table:table-cell office:value-type="string" calcext:value-type="string">
            <text:p>Tools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gong2012</text:p>
          </table:table-cell>
        </table:table-row>
        <table:table-row table:style-name="ro1">
          <table:table-cell office:value-type="string" calcext:value-type="string">
            <text:p>Invisible cities</text:p>
          </table:table-cell>
          <table:table-cell office:value-type="string" calcext:value-type="string">
            <text:p>batty1990</text:p>
          </table:table-cell>
        </table:table-row>
        <table:table-row table:style-name="ro1"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jiang2006</text:p>
          </table:table-cell>
        </table:table-row>
        <table:table-row table:style-name="ro1"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yue2012</text:p>
          </table:table-cell>
        </table:table-row>
        <table:table-row table:style-name="ro1">
          <table:table-cell office:value-type="string" calcext:value-type="string">
            <text:p>Computing urban mobile landscapes through monitoring population density based on cellphone chatting</text:p>
          </table:table-cell>
          <table:table-cell office:value-type="string" calcext:value-type="string">
            <text:p>pulselli2008</text:p>
          </table:table-cell>
        </table:table-row>
        <table:table-row table:style-name="ro1"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teenbruggen2013</text:p>
          </table:table-cell>
        </table:table-row>
        <table:table-row table:style-name="ro1"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chi2014</text:p>
          </table:table-cell>
        </table:table-row>
        <table:table-row table:style-name="ro1"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girardin2008</text:p>
          </table:table-cell>
        </table:table-row>
        <table:table-row table:style-name="ro1">
          <table:table-cell office:value-type="string" calcext:value-type="string">
            <text:p>Towards estimating the presence of visitors from the aggregate mobile phone network activity they generate</text:p>
          </table:table-cell>
          <table:table-cell office:value-type="string" calcext:value-type="string">
            <text:p>girardin2009</text:p>
          </table:table-cell>
        </table:table-row>
        <table:table-row table:style-name="ro1"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wesolowski2013</text:p>
          </table:table-cell>
        </table:table-row>
        <table:table-row table:style-name="ro1"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krings2009</text:p>
          </table:table-cell>
        </table:table-row>
        <table:table-row table:style-name="ro1"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kang2012</text:p>
          </table:table-cell>
        </table:table-row>
        <table:table-row table:style-name="ro1"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jing2011</text:p>
          </table:table-cell>
        </table:table-row>
        <table:table-row table:style-name="ro1"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chae2012</text:p>
          </table:table-cell>
        </table:table-row>
        <table:table-row table:style-name="ro1">
          <table:table-cell office:value-type="string" calcext:value-type="string">
            <text:p>The geography of taste: Analyzing cell-phone mobility and social events</text:p>
          </table:table-cell>
          <table:table-cell office:value-type="string" calcext:value-type="string">
            <text:p>calabrese2010</text:p>
          </table:table-cell>
        </table:table-row>
        <table:table-row table:style-name="ro1">
          <table:table-cell office:value-type="string" calcext:value-type="string">
            <text:p>Smart cities of the future</text:p>
          </table:table-cell>
          <table:table-cell office:value-type="string" calcext:value-type="string">
            <text:p>batty2012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batty2013</text:p>
          </table:table-cell>
        </table:table-row>
        <table:table-row table:style-name="ro1"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onnela2007</text:p>
          </table:table-cell>
        </table:table-row>
        <table:table-row table:style-name="ro1"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bettencourt2013</text:p>
          </table:table-cell>
        </table:table-row>
        <table:table-row table:style-name="ro1"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amini2014</text:p>
          </table:table-cell>
        </table:table-row>
        <table:table-row table:style-name="ro1"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brockmann2006</text:p>
          </table:table-cell>
        </table:table-row>
        <table:table-row table:style-name="ro1">
          <table:table-cell office:value-type="string" calcext:value-type="string">
            <text:p>Trajectory pattern mining</text:p>
          </table:table-cell>
          <table:table-cell office:value-type="string" calcext:value-type="string">
            <text:p>giannotti2007</text:p>
          </table:table-cell>
        </table:table-row>
        <table:table-row table:style-name="ro1"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giannotti2011</text:p>
          </table:table-cell>
        </table:table-row>
        <table:table-row table:style-name="ro1">
          <table:table-cell office:value-type="string" calcext:value-type="string">
            <text:p>Data science and simulation in transportation research</text:p>
          </table:table-cell>
          <table:table-cell office:value-type="string" calcext:value-type="string">
            <text:p>janssens2013</text:p>
          </table:table-cell>
        </table:table-row>
        <table:table-row table:style-name="ro1"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onnela2007a</text:p>
          </table:table-cell>
        </table:table-row>
        <table:table-row table:style-name="ro1"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bao2012</text:p>
          </table:table-cell>
        </table:table-row>
        <table:table-row table:style-name="ro1"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sbodio2014</text:p>
          </table:table-cell>
        </table:table-row>
        <table:table-row table:style-name="ro1"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alexander2002</text:p>
          </table:table-cell>
        </table:table-row>
        <table:table-row table:style-name="ro1"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lefebvre2013</text:p>
          </table:table-cell>
        </table:table-row>
        <table:table-row table:style-name="ro1"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hawley2005</text:p>
          </table:table-cell>
        </table:table-row>
        <table:table-row table:style-name="ro1"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janecek2012</text:p>
          </table:table-cell>
        </table:table-row>
        <table:table-row table:style-name="ro1">
          <table:table-cell office:value-type="string" calcext:value-type="string">
            <text:p>The future cities agenda</text:p>
          </table:table-cell>
          <table:table-cell office:value-type="string" calcext:value-type="string">
            <text:p>batty2013a</text:p>
          </table:table-cell>
        </table:table-row>
        <table:table-row table:style-name="ro1"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hoteit2013</text:p>
          </table:table-cell>
        </table:table-row>
        <table:table-row table:style-name="ro1"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yang2013</text:p>
          </table:table-cell>
        </table:table-row>
        <table:table-row table:style-name="ro1"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jiang2013</text:p>
          </table:table-cell>
        </table:table-row>
        <table:table-row table:style-name="ro1"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marchetti2015</text:p>
          </table:table-cell>
        </table:table-row>
        <table:table-row table:style-name="ro1"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fabrikant2005</text:p>
          </table:table-cell>
        </table:table-row>
        <table:table-row table:style-name="ro1"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kwan2005</text:p>
          </table:table-cell>
        </table:table-row>
        <table:table-row table:style-name="ro1"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sevtsuk2010</text:p>
          </table:table-cell>
        </table:table-row>
        <table:table-row table:style-name="ro1"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bisker2010</text:p>
          </table:table-cell>
        </table:table-row>
        <table:table-row table:style-name="ro1">
          <table:table-cell office:value-type="string" calcext:value-type="string">
            <text:p>Virtual geography</text:p>
          </table:table-cell>
          <table:table-cell office:value-type="string" calcext:value-type="string">
            <text:p>batty1997</text:p>
          </table:table-cell>
        </table:table-row>
        <table:table-row table:style-name="ro1"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harrower2007</text:p>
          </table:table-cell>
        </table:table-row>
        <table:table-row table:style-name="ro1"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ahas2005</text:p>
          </table:table-cell>
        </table:table-row>
        <table:table-row table:style-name="ro1"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castells2010</text:p>
          </table:table-cell>
        </table:table-row>
        <table:table-row table:style-name="ro1"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calabrese2010a</text:p>
          </table:table-cell>
        </table:table-row>
        <table:table-row table:style-name="ro1"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calabrese2013understanding</text:p>
          </table:table-cell>
        </table:table-row>
        <table:table-row table:style-name="ro1"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louail2014</text:p>
          </table:table-cell>
        </table:table-row>
        <table:table-row table:style-name="ro1"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heikkila2004</text:p>
          </table:table-cell>
        </table:table-row>
        <table:table-row table:style-name="ro1"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abbott-Jard2013</text:p>
          </table:table-cell>
        </table:table-row>
        <table:table-row table:style-name="ro1"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lu2010</text:p>
          </table:table-cell>
        </table:table-row>
        <table:table-row table:style-name="ro1"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lobben2003</text:p>
          </table:table-cell>
        </table:table-row>
        <table:table-row table:style-name="ro1">
          <table:table-cell office:value-type="string" calcext:value-type="string">
            <text:p>Generating surface models of population using dasymetric mapping</text:p>
          </table:table-cell>
          <table:table-cell office:value-type="string" calcext:value-type="string">
            <text:p>mennis2003</text:p>
          </table:table-cell>
        </table:table-row>
        <table:table-row table:style-name="ro1">
          <table:table-cell office:value-type="string" calcext:value-type="string">
            <text:p>Remodeling census population with spatial information from landsat tm imagery</text:p>
          </table:table-cell>
          <table:table-cell office:value-type="string" calcext:value-type="string">
            <text:p>yuan1997</text:p>
          </table:table-cell>
        </table:table-row>
        <table:table-row table:style-name="ro1"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krockel2012</text:p>
          </table:table-cell>
        </table:table-row>
        <table:table-row table:style-name="ro1"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haghani2010</text:p>
          </table:table-cell>
        </table:table-row>
        <table:table-row table:style-name="ro1"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laMarca2005place</text:p>
          </table:table-cell>
        </table:table-row>
        <table:table-row table:style-name="ro1"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arras2008</text:p>
          </table:table-cell>
        </table:table-row>
        <table:table-row table:style-name="ro1"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tobler1979</text:p>
          </table:table-cell>
        </table:table-row>
        <table:table-row table:style-name="ro1">
          <table:table-cell office:value-type="string" calcext:value-type="string">
            <text:p>Modeling population density with night-time satellite imagery and gis</text:p>
          </table:table-cell>
          <table:table-cell office:value-type="string" calcext:value-type="string">
            <text:p>sutton1997</text:p>
          </table:table-cell>
        </table:table-row>
        <table:table-row table:style-name="ro1"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thomas2001</text:p>
          </table:table-cell>
        </table:table-row>
        <table:table-row table:style-name="ro1">
          <table:table-cell office:value-type="string" calcext:value-type="string">
            <text:p>Mapping the urban wireless landscape with argos</text:p>
          </table:table-cell>
          <table:table-cell office:value-type="string" calcext:value-type="string">
            <text:p>rose2010</text:p>
          </table:table-cell>
        </table:table-row>
        <table:table-row table:style-name="ro1">
          <table:table-cell office:value-type="string" calcext:value-type="string">
            <text:p>Intelligent dasymetric mapping and its application to areal interpolation</text:p>
          </table:table-cell>
          <table:table-cell office:value-type="string" calcext:value-type="string">
            <text:p>mennis2006</text:p>
          </table:table-cell>
        </table:table-row>
        <table:table-row table:style-name="ro1"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zhao2005</text:p>
          </table:table-cell>
        </table:table-row>
        <table:table-row table:style-name="ro1"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acEachren2001</text:p>
          </table:table-cell>
        </table:table-row>
        <table:table-row table:style-name="ro1"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jacobs-Crisioni2014</text:p>
          </table:table-cell>
        </table:table-row>
        <table:table-row table:style-name="ro1"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mcMillen2004</text:p>
          </table:table-cell>
        </table:table-row>
        <table:table-row table:style-name="ro1"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giuliano1991</text:p>
          </table:table-cell>
        </table:table-row>
        <table:table-row table:style-name="ro1"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lee2007</text:p>
          </table:table-cell>
        </table:table-row>
        <table:table-row table:style-name="ro1"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arribas-bel2014</text:p>
          </table:table-cell>
        </table:table-row>
        <table:table-row table:style-name="ro1"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reades2009</text:p>
          </table:table-cell>
        </table:table-row>
        <table:table-row table:style-name="ro1"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mcMillen2001</text:p>
          </table:table-cell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2005</text:p>
          </table:table-cell>
        </table:table-row>
        <table:table-row table:style-name="ro1"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crane2008robust</text:p>
          </table:table-cell>
        </table:table-row>
        <table:table-row table:style-name="ro1">
          <table:table-cell office:value-type="string" calcext:value-type="string">
            <text:p>A flood of hard data.</text:p>
          </table:table-cell>
          <table:table-cell office:value-type="string" calcext:value-type="string">
            <text:p>editorial2008</text:p>
          </table:table-cell>
        </table:table-row>
        <table:table-row table:style-name="ro1"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liao2006location</text:p>
          </table:table-cell>
        </table:table-row>
        <table:table-row table:style-name="ro1"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eagle2009</text:p>
          </table:table-cell>
        </table:table-row>
        <table:table-row table:style-name="ro1"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wang2011</text:p>
          </table:table-cell>
        </table:table-row>
        <table:table-row table:style-name="ro1"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vu2011jyotish</text:p>
          </table:table-cell>
        </table:table-row>
        <table:table-row table:style-name="ro1">
          <table:table-cell office:value-type="string" calcext:value-type="string">
            <text:p>Probabilistic mining of socio-geographic routines from mobile phone data</text:p>
          </table:table-cell>
          <table:table-cell office:value-type="string" calcext:value-type="string">
            <text:p>farrahi2010</text:p>
          </table:table-cell>
        </table:table-row>
        <table:table-row table:style-name="ro1"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office:value-type="string" calcext:value-type="string">
            <text:p>tang2006putting</text:p>
          </table:table-cell>
        </table:table-row>
        <table:table-row table:style-name="ro1"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kiukkonen2010towards</text:p>
          </table:table-cell>
        </table:table-row>
        <table:table-row table:style-name="ro1">
          <table:table-cell office:value-type="string" calcext:value-type="string">
            <text:p>Location privacy and location-aware computing</text:p>
          </table:table-cell>
          <table:table-cell office:value-type="string" calcext:value-type="string">
            <text:p>duckham2006location</text:p>
          </table:table-cell>
        </table:table-row>
        <table:table-row table:style-name="ro1">
          <table:table-cell office:value-type="string" calcext:value-type="string">
            <text:p>Grassrooting the space of flows. I wheeler, aoyama and warf \[eds.\] cities in the telecommunications age</text:p>
          </table:table-cell>
          <table:table-cell office:value-type="string" calcext:value-type="string">
            <text:p>castells2000grassrooting</text:p>
          </table:table-cell>
        </table:table-row>
        <table:table-row table:style-name="ro1"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o2006instrumenting</text:p>
          </table:table-cell>
        </table:table-row>
        <table:table-row table:style-name="ro1"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bertolini2003mobility</text:p>
          </table:table-cell>
        </table:table-row>
        <table:table-row table:style-name="ro1"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zandvliet2006short</text:p>
          </table:table-cell>
        </table:table-row>
        <table:table-row table:style-name="ro1"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krumm2007inference</text:p>
          </table:table-cell>
        </table:table-row>
        <table:table-row table:style-name="ro1"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laurila2012mobile</text:p>
          </table:table-cell>
        </table:table-row>
        <table:table-row table:style-name="ro1"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cho2011friendship</text:p>
          </table:table-cell>
        </table:table-row>
        <table:table-row table:style-name="ro1">
          <table:table-cell office:value-type="string" calcext:value-type="string">
            <text:p>A survey of computational location privacy</text:p>
          </table:table-cell>
          <table:table-cell office:value-type="string" calcext:value-type="string">
            <text:p>krumm2009survey</text:p>
          </table:table-cell>
        </table:table-row>
        <table:table-row table:style-name="ro1"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song2010a</text:p>
          </table:table-cell>
        </table:table-row>
        <table:table-row table:style-name="ro1"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steenbruggen2015</text:p>
          </table:table-cell>
        </table:table-row>
        <table:table-row table:style-name="ro1">
          <table:table-cell office:value-type="string" calcext:value-type="string">
            <text:p>Urban and regional analysis and the digital revolution: Challenges and opportunities</text:p>
          </table:table-cell>
          <table:table-cell office:value-type="string" calcext:value-type="string">
            <text:p>tranos2012urban</text:p>
          </table:table-cell>
        </table:table-row>
        <table:table-row table:style-name="ro1">
          <table:table-cell office:value-type="string" calcext:value-type="string">
            <text:p>Postmodern geographies</text:p>
          </table:table-cell>
          <table:table-cell office:value-type="string" calcext:value-type="string">
            <text:p>soja1989</text:p>
          </table:table-cell>
        </table:table-row>
        <table:table-row table:style-name="ro1">
          <table:table-cell office:value-type="string" calcext:value-type="string">
            <text:p>The geography of the internet: Cities, regions and internet infrastructure in europe</text:p>
          </table:table-cell>
          <table:table-cell office:value-type="string" calcext:value-type="string">
            <text:p>tranos2013geography</text:p>
          </table:table-cell>
        </table:table-row>
        <table:table-row table:style-name="ro1"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toole2012</text:p>
          </table:table-cell>
        </table:table-row>
        <table:table-row table:style-name="ro1"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assen2001</text:p>
          </table:table-cell>
        </table:table-row>
        <table:table-row table:style-name="ro1"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graham1997</text:p>
          </table:table-cell>
        </table:table-row>
        <table:table-row table:style-name="ro1"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townsend2000</text:p>
          </table:table-cell>
        </table:table-row>
        <table:table-row table:style-name="ro1"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lambiotte2008</text:p>
          </table:table-cell>
        </table:table-row>
        <table:table-row table:style-name="ro1">
          <table:table-cell office:value-type="string" calcext:value-type="string">
            <text:p>Splintering urbanism</text:p>
          </table:table-cell>
          <table:table-cell office:value-type="string" calcext:value-type="string">
            <text:p>graham2001</text:p>
          </table:table-cell>
        </table:table-row>
        <table:table-row table:style-name="ro1"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graham1999</text:p>
          </table:table-cell>
        </table:table-row>
        <table:table-row table:style-name="ro1"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iller2010</text:p>
          </table:table-cell>
        </table:table-row>
        <table:table-row table:style-name="ro1">
          <table:table-cell office:value-type="string" calcext:value-type="string">
            <text:p>Politics and space/time</text:p>
          </table:table-cell>
          <table:table-cell office:value-type="string" calcext:value-type="string">
            <text:p>massey1992</text:p>
          </table:table-cell>
        </table:table-row>
        <table:table-row table:style-name="ro1"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pei2014</text:p>
          </table:table-cell>
        </table:table-row>
        <table:table-row table:style-name="ro1"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cheng2006</text:p>
          </table:table-cell>
        </table:table-row>
        <table:table-row table:style-name="ro1"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licoppe2008</text:p>
          </table:table-cell>
        </table:table-row>
        <table:table-row table:style-name="ro1">
          <table:table-cell office:value-type="string" calcext:value-type="string">
            <text:p>Activity-aware map: Identifying human daily activity pattern using mobile phone data</text:p>
          </table:table-cell>
          <table:table-cell office:value-type="string" calcext:value-type="string">
            <text:p>phithakkitnukoon2010</text:p>
          </table:table-cell>
        </table:table-row>
        <table:table-row table:style-name="ro1"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wang2012</text:p>
          </table:table-cell>
        </table:table-row>
        <table:table-row table:style-name="ro1"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simini2012</text:p>
          </table:table-cell>
        </table:table-row>
        <table:table-row table:style-name="ro1"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schlaich2010</text:p>
          </table:table-cell>
        </table:table-row>
        <table:table-row table:style-name="ro1"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sagl2012</text:p>
          </table:table-cell>
        </table:table-row>
        <table:table-row table:style-name="ro1"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becker2011a</text:p>
          </table:table-cell>
        </table:table-row>
        <table:table-row table:style-name="ro1">
          <table:table-cell office:value-type="string" calcext:value-type="string">
            <text:p>Geoslavery</text:p>
          </table:table-cell>
          <table:table-cell office:value-type="string" calcext:value-type="string">
            <text:p>dobson2003</text:p>
          </table:table-cell>
        </table:table-row>
        <table:table-row table:style-name="ro1"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caceres2007</text:p>
          </table:table-cell>
        </table:table-row>
        <table:table-row table:style-name="ro1"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phithakkitnukoon2011</text:p>
          </table:table-cell>
        </table:table-row>
        <table:table-row table:style-name="ro1"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sutton2001</text:p>
          </table:table-cell>
        </table:table-row>
        <table:table-row table:style-name="ro1"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bolla2000</text:p>
          </table:table-cell>
        </table:table-row>
        <table:table-row table:style-name="ro1"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asgari2013</text:p>
          </table:table-cell>
        </table:table-row>
        <table:table-row table:style-name="ro1"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demissie2013</text:p>
          </table:table-cell>
        </table:table-row>
        <table:table-row table:style-name="ro1"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asakura2004</text:p>
          </table:table-cell>
        </table:table-row>
        <table:table-row table:style-name="ro1"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mcKenzie2015</text:p>
          </table:table-cell>
        </table:table-row>
        <table:table-row table:style-name="ro1"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jiang2015</text:p>
          </table:table-cell>
        </table:table-row>
        <table:table-row table:style-name="ro1"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dobson2003a</text:p>
          </table:table-cell>
        </table:table-row>
        <table:table-row table:style-name="ro1">
          <table:table-cell office:value-type="string" calcext:value-type="string">
            <text:p>An approach to linking remotely sensed data and areal census data</text:p>
          </table:table-cell>
          <table:table-cell office:value-type="string" calcext:value-type="string">
            <text:p>chen2002</text:p>
          </table:table-cell>
        </table:table-row>
        <table:table-row table:style-name="ro1"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longley2015</text:p>
          </table:table-cell>
        </table:table-row>
        <table:table-row table:style-name="ro1"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bhaduri2005</text:p>
          </table:table-cell>
        </table:table-row>
        <table:table-row table:style-name="ro1"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singleton2015london</text:p>
          </table:table-cell>
        </table:table-row>
        <table:table-row table:style-name="ro1"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portugali2012</text:p>
          </table:table-cell>
        </table:table-row>
        <table:table-row table:style-name="ro1"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arribas-Bel2014a</text:p>
          </table:table-cell>
        </table:table-row>
        <table:table-row table:style-name="ro1"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graham2002</text:p>
          </table:table-cell>
        </table:table-row>
        <table:table-row table:style-name="ro1"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hay2005</text:p>
          </table:table-cell>
        </table:table-row>
        <table:table-row table:style-name="ro1">
          <table:table-cell office:value-type="string" calcext:value-type="string">
            <text:p>The pulse of the city</text:p>
          </table:table-cell>
          <table:table-cell office:value-type="string" calcext:value-type="string">
            <text:p>batty2010</text:p>
          </table:table-cell>
        </table:table-row>
        <table:table-row table:style-name="ro1">
          <table:table-cell office:value-type="string" calcext:value-type="string">
            <text:p>The changing landscape of fear</text:p>
          </table:table-cell>
          <table:table-cell office:value-type="string" calcext:value-type="string">
            <text:p>cutter2006</text:p>
          </table:table-cell>
        </table:table-row>
        <table:table-row table:style-name="ro1"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lam1983</text:p>
          </table:table-cell>
        </table:table-row>
        <table:table-row table:style-name="ro1"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hallisey2005</text:p>
          </table:table-cell>
        </table:table-row>
        <table:table-row table:style-name="ro1">
          <table:table-cell office:value-type="string" calcext:value-type="string">
            <text:p>LandScan: A global population database for estimating populations at risk</text:p>
          </table:table-cell>
          <table:table-cell office:value-type="string" calcext:value-type="string">
            <text:p>dobson2000</text:p>
          </table:table-cell>
        </table:table-row>
        <table:table-row table:style-name="ro1"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pappalardo2013</text:p>
          </table:table-cell>
        </table:table-row>
        <table:table-row table:style-name="ro1"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puzis2013</text:p>
          </table:table-cell>
        </table:table-row>
        <table:table-row table:style-name="ro1"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glickman1986</text:p>
          </table:table-cell>
        </table:table-row>
        <table:table-row table:style-name="ro1">
          <table:table-cell office:value-type="string" calcext:value-type="string">
            <text:p>UrbanDiary-a tracking project</text:p>
          </table:table-cell>
          <table:table-cell office:value-type="string" calcext:value-type="string">
            <text:p>neuhaus2009</text:p>
          </table:table-cell>
        </table:table-row>
        <table:table-row table:style-name="ro1"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nreale2009</text:p>
          </table:table-cell>
        </table:table-row>
        <table:table-row table:style-name="ro1"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liu2010</text:p>
          </table:table-cell>
        </table:table-row>
        <table:table-row table:style-name="ro1"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wan2013</text:p>
          </table:table-cell>
        </table:table-row>
        <table:table-row table:style-name="ro1"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hidalgo2008</text:p>
          </table:table-cell>
        </table:table-row>
        <table:table-row table:style-name="ro1"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becker2011b</text:p>
          </table:table-cell>
        </table:table-row>
        <table:table-row table:style-name="ro1"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barbera2013signals</text:p>
          </table:table-cell>
        </table:table-row>
        <table:table-row table:style-name="ro1">
          <table:table-cell office:value-type="string" calcext:value-type="string">
            <text:p>Improving wireless privacy with an identifier-free link layer protocol</text:p>
          </table:table-cell>
          <table:table-cell office:value-type="string" calcext:value-type="string">
            <text:p>greenstein2008</text:p>
          </table:table-cell>
        </table:table-row>
        <table:table-row table:style-name="ro1"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bloessl2015scrambler</text:p>
          </table:table-cell>
        </table:table-row>
        <table:table-row table:style-name="ro1"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usa2012tracking</text:p>
          </table:table-cell>
        </table:table-row>
        <table:table-row table:style-name="ro1"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ratti2006</text:p>
          </table:table-cell>
        </table:table-row>
        <table:table-row table:style-name="ro1"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calabrese2015</text:p>
          </table:table-cell>
        </table:table-row>
        <table:table-row table:style-name="ro1"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abowd2004</text:p>
          </table:table-cell>
        </table:table-row>
        <table:table-row table:style-name="ro1"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alahmadi2013</text:p>
          </table:table-cell>
        </table:table-row>
        <table:table-row table:style-name="ro1"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kim2006</text:p>
          </table:table-cell>
        </table:table-row>
        <table:table-row table:style-name="ro1">
          <table:table-cell office:value-type="string" calcext:value-type="string">
            <text:p>LandScan</text:p>
          </table:table-cell>
          <table:table-cell office:value-type="string" calcext:value-type="string">
            <text:p>bhaduri2002</text:p>
          </table:table-cell>
        </table:table-row>
        <table:table-row table:style-name="ro1"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cheng2012inferring</text:p>
          </table:table-cell>
        </table:table-row>
        <table:table-row table:style-name="ro1"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song2010limits</text:p>
          </table:table-cell>
        </table:table-row>
        <table:table-row table:style-name="ro1"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smith2016</text:p>
          </table:table-cell>
        </table:table-row>
        <table:table-row table:style-name="ro1">
          <table:table-cell office:value-type="string" calcext:value-type="string">
            <text:p>Tryst: The case for confidential service discovery.</text:p>
          </table:table-cell>
          <table:table-cell office:value-type="string" calcext:value-type="string">
            <text:p>pang2007</text:p>
          </table:table-cell>
        </table:table-row>
        <table:table-row table:style-name="ro1">
          <table:table-cell office:value-type="string" calcext:value-type="string">
            <text:p>Urban daytime population: A field for demographic-ecological analysis</text:p>
          </table:table-cell>
          <table:table-cell office:value-type="string" calcext:value-type="string">
            <text:p>foley1954</text:p>
          </table:table-cell>
        </table:table-row>
        <table:table-row table:style-name="ro1">
          <table:table-cell office:value-type="string" calcext:value-type="string">
            <text:p>Estimating daytime populations</text:p>
          </table:table-cell>
          <table:table-cell office:value-type="string" calcext:value-type="string">
            <text:p>schmitt1956</text:p>
          </table:table-cell>
        </table:table-row>
        <table:table-row table:style-name="ro1"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nagle2014</text:p>
          </table:table-cell>
        </table:table-row>
        <table:table-row table:style-name="ro1"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mcDonald1989</text:p>
          </table:table-cell>
        </table:table-row>
        <table:table-row table:style-name="ro1">
          <table:table-cell office:value-type="string" calcext:value-type="string">
            <text:p>Small area estimation</text:p>
          </table:table-cell>
          <table:table-cell office:value-type="string" calcext:value-type="string">
            <text:p>rao2015</text:p>
          </table:table-cell>
        </table:table-row>
        <table:table-row table:style-name="ro1">
          <table:table-cell office:value-type="string" calcext:value-type="string">
            <text:p>Street-weighted interpolation techniques for demographic count estimation in incompatible zone systems</text:p>
          </table:table-cell>
          <table:table-cell office:value-type="string" calcext:value-type="string">
            <text:p>reibel2005</text:p>
          </table:table-cell>
        </table:table-row>
        <table:table-row table:style-name="ro1">
          <table:table-cell office:value-type="string" calcext:value-type="string">
            <text:p>Privacy, big data, and the public good: Frameworks for engagement</text:p>
          </table:table-cell>
          <table:table-cell office:value-type="string" calcext:value-type="string">
            <text:p>lane2014</text:p>
          </table:table-cell>
        </table:table-row>
        <table:table-row table:style-name="ro1"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office:value-type="string" calcext:value-type="string">
            <text:p>gruteser2005</text:p>
          </table:table-cell>
        </table:table-row>
        <table:table-row table:style-name="ro1"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tapp2010</text:p>
          </table:table-cell>
        </table:table-row>
        <table:table-row table:style-name="ro1"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bandara2004</text:p>
          </table:table-cell>
        </table:table-row>
        <table:table-row table:style-name="ro1"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cunche2014linking</text:p>
          </table:table-cell>
        </table:table-row>
        <table:table-row table:style-name="ro1"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manweiler2013</text:p>
          </table:table-cell>
        </table:table-row>
        <table:table-row table:style-name="ro1">
          <table:table-cell office:value-type="string" calcext:value-type="string">
            <text:p>Confidentiality and spatially explicit data: Concerns and challenges</text:p>
          </table:table-cell>
          <table:table-cell office:value-type="string" calcext:value-type="string">
            <text:p>vanWey2005</text:p>
          </table:table-cell>
        </table:table-row>
        <table:table-row table:style-name="ro1"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bensky2007</text:p>
          </table:table-cell>
        </table:table-row>
        <table:table-row table:style-name="ro1"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cunche2012iknow</text:p>
          </table:table-cell>
        </table:table-row>
        <table:table-row table:style-name="ro1"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zarimpas2006</text:p>
          </table:table-cell>
        </table:table-row>
        <table:table-row table:style-name="ro1"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chothia2010</text:p>
          </table:table-cell>
        </table:table-row>
        <table:table-row table:style-name="ro1"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he2003range</text:p>
          </table:table-cell>
        </table:table-row>
        <table:table-row table:style-name="ro1"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martin1989</text:p>
          </table:table-cell>
        </table:table-row>
        <table:table-row table:style-name="ro1">
          <table:table-cell office:value-type="string" calcext:value-type="string">
            <text:p>802.11 user fingerprinting</text:p>
          </table:table-cell>
          <table:table-cell office:value-type="string" calcext:value-type="string">
            <text:p>pang2007a</text:p>
          </table:table-cell>
        </table:table-row>
        <table:table-row table:style-name="ro1"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oore2004robust</text:p>
          </table:table-cell>
        </table:table-row>
        <table:table-row table:style-name="ro1"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bahl2000</text:p>
          </table:table-cell>
        </table:table-row>
        <table:table-row table:style-name="ro1"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wirz2012</text:p>
          </table:table-cell>
        </table:table-row>
        <table:table-row table:style-name="ro1"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orrison2000</text:p>
          </table:table-cell>
        </table:table-row>
        <table:table-row table:style-name="ro1"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xi2010locating</text:p>
          </table:table-cell>
        </table:table-row>
        <table:table-row table:style-name="ro1"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han2008</text:p>
          </table:table-cell>
        </table:table-row>
        <table:table-row table:style-name="ro1">
          <table:table-cell office:value-type="string" calcext:value-type="string">
            <text:p>Devices that tell on you: Privacy trends in consumer ubiquitous computing.</text:p>
          </table:table-cell>
          <table:table-cell office:value-type="string" calcext:value-type="string">
            <text:p>saponas2007</text:p>
          </table:table-cell>
        </table:table-row>
        <table:table-row table:style-name="ro1"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bulusu2000</text:p>
          </table:table-cell>
        </table:table-row>
        <table:table-row table:style-name="ro1"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dil2011</text:p>
          </table:table-cell>
        </table:table-row>
        <table:table-row table:style-name="ro1">
          <table:table-cell office:value-type="string" calcext:value-type="string">
            <text:p>Urban gis applications</text:p>
          </table:table-cell>
          <table:table-cell office:value-type="string" calcext:value-type="string">
            <text:p>parrott1999</text:p>
          </table:table-cell>
        </table:table-row>
        <table:table-row table:style-name="ro1">
          <table:table-cell office:value-type="string" calcext:value-type="string">
            <text:p>Tracking human motion using multiple cameras</text:p>
          </table:table-cell>
          <table:table-cell office:value-type="string" calcext:value-type="string">
            <text:p>cai1996</text:p>
          </table:table-cell>
        </table:table-row>
        <table:table-row table:style-name="ro1"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thomas2005</text:p>
          </table:table-cell>
        </table:table-row>
        <table:table-row table:style-name="ro1"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long2015</text:p>
          </table:table-cell>
        </table:table-row>
        <table:table-row table:style-name="ro1"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atte2016defeating</text:p>
          </table:table-cell>
        </table:table-row>
        <table:table-row table:style-name="ro1">
          <table:table-cell office:value-type="string" calcext:value-type="string">
            <text:p>LandScan usa: A high-resolution geospatial and temporal modeling approach for population distribution and dynamics</text:p>
          </table:table-cell>
          <table:table-cell office:value-type="string" calcext:value-type="string">
            <text:p>bhaduri2007</text:p>
          </table:table-cell>
        </table:table-row>
        <table:table-row table:style-name="ro1"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kobayashi2011</text:p>
          </table:table-cell>
        </table:table-row>
        <table:table-row table:style-name="ro1"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kontokosta2015</text:p>
          </table:table-cell>
        </table:table-row>
        <table:table-row table:style-name="ro1"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vanhoef2016</text:p>
          </table:table-cell>
        </table:table-row>
        <table:table-row table:style-name="ro1">
          <table:table-cell office:value-type="string" calcext:value-type="string">
            <text:p>The geography of twitter topics in london</text:p>
          </table:table-cell>
          <table:table-cell office:value-type="string" calcext:value-type="string">
            <text:p>lansley2016</text:p>
          </table:table-cell>
        </table:table-row>
        <table:table-row table:style-name="ro1"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gonzalez2008understanding</text:p>
          </table:table-cell>
        </table:table-row>
        <table:table-row table:style-name="ro1"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candia2008uncovering</text:p>
          </table:table-cell>
        </table:table-row>
        <table:table-row table:style-name="ro1"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bettencourt2014</text:p>
          </table:table-cell>
        </table:table-row>
        <table:table-row table:style-name="ro1"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reades2007</text:p>
          </table:table-cell>
        </table:table-row>
        <table:table-row table:style-name="ro1"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jiang2012</text:p>
          </table:table-cell>
        </table:table-row>
        <table:table-row table:style-name="ro1"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bawa-Cavia2011</text:p>
          </table:table-cell>
        </table:table-row>
        <table:table-row table:style-name="ro1"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calabrese2011</text:p>
          </table:table-cell>
        </table:table-row>
        <table:table-row table:style-name="ro1"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ellegard2011</text:p>
          </table:table-cell>
        </table:table-row>
        <table:table-row table:style-name="ro1"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lin2015</text:p>
          </table:table-cell>
        </table:table-row>
        <table:table-row table:style-name="ro1">
          <table:table-cell office:value-type="string" calcext:value-type="string">
            <text:p>Estimating dynamic workplace capacities using public transport smart card data and a household travel survey</text:p>
          </table:table-cell>
          <table:table-cell office:value-type="string" calcext:value-type="string">
            <text:p>ordonez2012</text:p>
          </table:table-cell>
        </table:table-row>
        <table:table-row table:style-name="ro1"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shin2010new</text:p>
          </table:table-cell>
        </table:table-row>
        <table:table-row table:style-name="ro1">
          <table:table-cell office:value-type="string" calcext:value-type="string">
            <text:p>User acceptance of footfall analytics with aggregated and anonymized mobile phone data</text:p>
          </table:table-cell>
          <table:table-cell office:value-type="string" calcext:value-type="string">
            <text:p>kobsa2014user</text:p>
          </table:table-cell>
        </table:table-row>
        <table:table-row table:style-name="ro1"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artin2016decomposition</text:p>
          </table:table-cell>
        </table:table-row>
        <table:table-row table:style-name="ro1"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fukuzaki2014pedestrian</text:p>
          </table:table-cell>
        </table:table-row>
        <table:table-row table:style-name="ro1"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himosaka2014</text:p>
          </table:table-cell>
        </table:table-row>
        <table:table-row table:style-name="ro1"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erinc2013</text:p>
          </table:table-cell>
        </table:table-row>
        <table:table-row table:style-name="ro1"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shin2013</text:p>
          </table:table-cell>
        </table:table-row>
        <table:table-row table:style-name="ro1"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cheng2016</text:p>
          </table:table-cell>
        </table:table-row>
        <table:table-row table:style-name="ro1"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wang2016gait</text:p>
          </table:table-cell>
        </table:table-row>
        <table:table-row table:style-name="ro1"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cunche2014iknow</text:p>
          </table:table-cell>
        </table:table-row>
        <table:table-row table:style-name="ro1"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kim2014</text:p>
          </table:table-cell>
        </table:table-row>
        <table:table-row table:style-name="ro1"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wafi2013tracking</text:p>
          </table:table-cell>
        </table:table-row>
        <table:table-row table:style-name="ro1"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lokanathan2015</text:p>
          </table:table-cell>
        </table:table-row>
        <table:table-row table:style-name="ro1"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elgohary2013</text:p>
          </table:table-cell>
        </table:table-row>
        <table:table-row table:style-name="ro1">
          <table:table-cell office:value-type="string" calcext:value-type="string">
            <text:p>Measuring human queues using wifi signals</text:p>
          </table:table-cell>
          <table:table-cell office:value-type="string" calcext:value-type="string">
            <text:p>wang2013</text:p>
          </table:table-cell>
        </table:table-row>
        <table:table-row table:style-name="ro1"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zhong2016</text:p>
          </table:table-cell>
        </table:table-row>
        <table:table-row table:style-name="ro1"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usa2011</text:p>
          </table:table-cell>
        </table:table-row>
        <table:table-row table:style-name="ro1"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antonic2013</text:p>
          </table:table-cell>
        </table:table-row>
        <table:table-row table:style-name="ro1"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yuan2016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abedi2013</text:p>
          </table:table-cell>
        </table:table-row>
        <table:table-row table:style-name="ro1"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ferrara2014</text:p>
          </table:table-cell>
        </table:table-row>
        <table:table-row table:style-name="ro1"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jia2014</text:p>
          </table:table-cell>
        </table:table-row>
        <table:table-row table:style-name="ro1"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jochem2013</text:p>
          </table:table-cell>
        </table:table-row>
        <table:table-row table:style-name="ro1"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schauer2014estimating</text:p>
          </table:table-cell>
        </table:table-row>
        <table:table-row table:style-name="ro1"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fukuzaki2015statistical</text:p>
          </table:table-cell>
        </table:table-row>
        <table:table-row table:style-name="ro1"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di2016mind</text:p>
          </table:table-cell>
        </table:table-row>
        <table:table-row table:style-name="ro1"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athieuCunche2016</text:p>
          </table:table-cell>
        </table:table-row>
        <table:table-row table:style-name="ro1"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kontokosta2016urban</text:p>
          </table:table-cell>
        </table:table-row>
        <table:table-row table:style-name="ro1"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kobus2013</text:p>
          </table:table-cell>
        </table:table-row>
        <table:table-row table:style-name="ro1"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qin2013discovering</text:p>
          </table:table-cell>
        </table:table-row>
        <table:table-row table:style-name="ro1"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iqbal2014</text:p>
          </table:table-cell>
        </table:table-row>
        <table:table-row table:style-name="ro1"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do2014</text:p>
          </table:table-cell>
        </table:table-row>
        <table:table-row table:style-name="ro1"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grauwin2015</text:p>
          </table:table-cell>
        </table:table-row>
        <table:table-row table:style-name="ro1"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buckee2015</text:p>
          </table:table-cell>
        </table:table-row>
        <table:table-row table:style-name="ro1"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arribas2015new</text:p>
          </table:table-cell>
        </table:table-row>
        <table:table-row table:style-name="ro1"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pappalardo2015</text:p>
          </table:table-cell>
        </table:table-row>
        <table:table-row table:style-name="ro1"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sapiezynski2015</text:p>
          </table:table-cell>
        </table:table-row>
        <table:table-row table:style-name="ro1"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zhang2014</text:p>
          </table:table-cell>
        </table:table-row>
        <table:table-row table:style-name="ro1">
          <table:table-cell office:value-type="string" calcext:value-type="string">
            <text:p>Dynamic population mapping using mobile phone data</text:p>
          </table:table-cell>
          <table:table-cell office:value-type="string" calcext:value-type="string">
            <text:p>deville2014</text:p>
          </table:table-cell>
        </table:table-row>
        <table:table-row table:style-name="ro1"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hawelka2014</text:p>
          </table:table-cell>
        </table:table-row>
        <table:table-row table:style-name="ro1"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tranos2015</text:p>
          </table:table-cell>
        </table:table-row>
        <table:table-row table:style-name="ro1">
          <table:table-cell office:value-type="string" calcext:value-type="string">
            <text:p>D3: Data-driven documents</text:p>
          </table:table-cell>
          <table:table-cell office:value-type="string" calcext:value-type="string">
            <text:p>stanford2011d3</text:p>
          </table:table-cell>
        </table:table-row>
        <table:table-row table:style-name="ro1">
          <table:table-cell office:value-type="string" calcext:value-type="string">
            <text:p>The posix family of standards</text:p>
          </table:table-cell>
          <table:table-cell office:value-type="string" calcext:value-type="string">
            <text:p>walli1995posix</text:p>
          </table:table-cell>
        </table:table-row>
        <table:table-row table:style-name="ro1">
          <table:table-cell office:value-type="string" calcext:value-type="string">
            <text:p>GNU parallel 2018</text:p>
          </table:table-cell>
          <table:table-cell office:value-type="string" calcext:value-type="string">
            <text:p>tange2018parallel</text:p>
          </table:table-cell>
        </table:table-row>
        <table:table-row table:style-name="ro1">
          <table:table-cell office:value-type="string" calcext:value-type="string">
            <text:p>UNIX time-sharing system: Foreword</text:p>
          </table:table-cell>
          <table:table-cell office:value-type="string" calcext:value-type="string">
            <text:p>mcilroy1978unix</text:p>
          </table:table-cell>
        </table:table-row>
        <table:table-row table:style-name="ro1">
          <table:table-cell office:value-type="string" calcext:value-type="string">
            <text:p>A quarter century of unix</text:p>
          </table:table-cell>
          <table:table-cell office:value-type="string" calcext:value-type="string">
            <text:p>salus1994unix</text:p>
          </table:table-cell>
        </table:table-row>
        <table:table-row table:style-name="ro1"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adam2014commandline</text:p>
          </table:table-cell>
        </table:table-row>
        <table:table-row table:style-name="ro1">
          <table:table-cell office:value-type="string" calcext:value-type="string">
            <text:p>The google file system</text:p>
          </table:table-cell>
          <table:table-cell office:value-type="string" calcext:value-type="string">
            <text:p>sanjay2003gfs</text:p>
          </table:table-cell>
        </table:table-row>
        <table:table-row table:style-name="ro1">
          <table:table-cell office:value-type="string" calcext:value-type="string">
            <text:p>MapReduce: Simplified data processing on large clusters</text:p>
          </table:table-cell>
          <table:table-cell office:value-type="string" calcext:value-type="string">
            <text:p>dean2008mapreduce</text:p>
          </table:table-cell>
        </table:table-row>
        <table:table-row table:style-name="ro1">
          <table:table-cell office:value-type="string" calcext:value-type="string">
            <text:p>Principles of transaction-oriented database recovery</text:p>
          </table:table-cell>
          <table:table-cell office:value-type="string" calcext:value-type="string">
            <text:p>haerder1983ptd</text:p>
          </table:table-cell>
        </table:table-row>
        <table:table-row table:style-name="ro1">
          <table:table-cell office:value-type="string" calcext:value-type="string">
            <text:p>Efficient compression of genomic sequences</text:p>
          </table:table-cell>
          <table:table-cell office:value-type="string" calcext:value-type="string">
            <text:p>pratas2016efficient</text:p>
          </table:table-cell>
        </table:table-row>
        <table:table-row table:style-name="ro1">
          <table:table-cell office:value-type="string" calcext:value-type="string">
            <text:p>Big data and its technical challenges</text:p>
          </table:table-cell>
          <table:table-cell office:value-type="string" calcext:value-type="string">
            <text:p>jagadish2014big</text:p>
          </table:table-cell>
        </table:table-row>
        <table:table-row table:style-name="ro1">
          <table:table-cell office:value-type="string" calcext:value-type="string">
            <text:p>3D data management: Controlling data volume, velocity and variety</text:p>
          </table:table-cell>
          <table:table-cell office:value-type="string" calcext:value-type="string">
            <text:p>laney20013d</text:p>
          </table:table-cell>
        </table:table-row>
        <table:table-row table:style-name="ro1">
          <table:table-cell office:value-type="string" calcext:value-type="string">
            <text:p>Big data classification: Problems and challenges in network intrusion prediction with machine learning</text:p>
          </table:table-cell>
          <table:table-cell office:value-type="string" calcext:value-type="string">
            <text:p>suthaharan2014big</text:p>
          </table:table-cell>
        </table:table-row>
        <table:table-row table:style-name="ro1">
          <table:table-cell office:value-type="string" calcext:value-type="string">
            <text:p>Beyond the hype: Big data concepts, methods, and analytics</text:p>
          </table:table-cell>
          <table:table-cell office:value-type="string" calcext:value-type="string">
            <text:p>gandomi2015beyond</text:p>
          </table:table-cell>
        </table:table-row>
        <table:table-row table:style-name="ro1">
          <table:table-cell office:value-type="string" calcext:value-type="string">
            <text:p>Geospatial big data handling theory and methods: A review and research challenges</text:p>
          </table:table-cell>
          <table:table-cell office:value-type="string" calcext:value-type="string">
            <text:p>li2016geospatial</text:p>
          </table:table-cell>
        </table:table-row>
        <table:table-row table:style-name="ro1">
          <table:table-cell office:value-type="string" calcext:value-type="string">
            <text:p>Big data and human geography: Opportunities, challenges and risks</text:p>
          </table:table-cell>
          <table:table-cell office:value-type="string" calcext:value-type="string">
            <text:p>kitchin2013big</text:p>
          </table:table-cell>
        </table:table-row>
        <table:table-row table:style-name="ro1">
          <table:table-cell office:value-type="string" calcext:value-type="string">
            <text:p>Data-driven geography</text:p>
          </table:table-cell>
          <table:table-cell office:value-type="string" calcext:value-type="string">
            <text:p>miller2015data</text:p>
          </table:table-cell>
        </table:table-row>
        <table:table-row table:style-name="ro1">
          <table:table-cell office:value-type="string" calcext:value-type="string">
            <text:p>Big data, new epistemologies and paradigm shifts</text:p>
          </table:table-cell>
          <table:table-cell office:value-type="string" calcext:value-type="string">
            <text:p>kitchin2014big</text:p>
          </table:table-cell>
        </table:table-row>
        <table:table-row table:style-name="ro1"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vo2016</text:p>
          </table:table-cell>
        </table:table-row>
        <table:table-row table:style-name="ro1"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reki2007</text:p>
          </table:table-cell>
        </table:table-row>
        <table:table-row table:style-name="ro1"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kawaguchi2009wifi</text:p>
          </table:table-cell>
        </table:table-row>
        <table:table-row table:style-name="ro1"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pinelli2015comparing</text:p>
          </table:table-cell>
        </table:table-row>
        <table:table-row table:style-name="ro1"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cheng2016can</text:p>
          </table:table-cell>
        </table:table-row>
        <table:table-row table:style-name="ro1"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franklin2006passive</text:p>
          </table:table-cell>
        </table:table-row>
        <table:table-row table:style-name="ro1"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abbott2013empirical</text:p>
          </table:table-cell>
        </table:table-row>
        <table:table-row table:style-name="ro1"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usa2011wiflow</text:p>
          </table:table-cell>
        </table:table-row>
        <table:table-row table:style-name="ro1">
          <table:table-cell office:value-type="string" calcext:value-type="string">
            <text:p>Analysing the privacy policies of Wi-Fi trackers</text:p>
          </table:table-cell>
          <table:table-cell office:value-type="string" calcext:value-type="string">
            <text:p>demir2014analysing</text:p>
          </table:table-cell>
        </table:table-row>
        <table:table-row table:style-name="ro1"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campbell2008transforming</text:p>
          </table:table-cell>
        </table:table-row>
        <table:table-row table:style-name="ro1"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venerandi2015measuring</text:p>
          </table:table-cell>
        </table:table-row>
        <table:table-row table:style-name="ro1"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nam2011conceptualizing</text:p>
          </table:table-cell>
        </table:table-row>
        <table:table-row table:style-name="ro1"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gariazzo2019spatio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abedi2013bluetooth</text:p>
          </table:table-cell>
        </table:table-row>
        <table:table-row table:style-name="ro1"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xu2013pedestrian</text:p>
          </table:table-cell>
        </table:table-row>
        <table:table-row table:style-name="ro1"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lane2010survey</text:p>
          </table:table-cell>
        </table:table-row>
        <table:table-row table:style-name="ro1"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lansley2016deriving</text:p>
          </table:table-cell>
        </table:table-row>
        <table:table-row table:style-name="ro1"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hong2018crowdprobe</text:p>
          </table:table-cell>
        </table:table-row>
        <table:table-row table:style-name="ro1"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konto2017</text:p>
          </table:table-cell>
        </table:table-row>
        <table:table-row table:style-name="ro1">
          <table:table-cell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office:value-type="string" calcext:value-type="string">
            <text:p>ieee2016</text:p>
          </table:table-cell>
        </table:table-row>
        <table:table-row table:style-name="ro1"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artin2017</text:p>
          </table:table-cell>
        </table:table-row>
        <table:table-row table:style-name="ro1"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martin2015developing</text:p>
          </table:table-cell>
        </table:table-row>
        <table:table-row table:style-name="ro1">
          <table:table-cell office:value-type="string" calcext:value-type="string">
            <text:p>Detecting address uncertainty in loyalty card data</text:p>
          </table:table-cell>
          <table:table-cell office:value-type="string" calcext:value-type="string">
            <text:p>lloyd2018</text:p>
          </table:table-cell>
        </table:table-row>
        <table:table-row table:style-name="ro1">
          <table:table-cell office:value-type="string" calcext:value-type="string">
            <text:p>Wi-fi geographies</text:p>
          </table:table-cell>
          <table:table-cell office:value-type="string" calcext:value-type="string">
            <text:p>torrens2008wifi</text:p>
          </table:table-cell>
        </table:table-row>
        <table:table-row table:style-name="ro1"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heppenstall2011agent</text:p>
          </table:table-cell>
        </table:table-row>
        <table:table-row table:style-name="ro1">
          <table:table-cell office:value-type="string" calcext:value-type="string">
            <text:p>Location and space in social administration</text:p>
          </table:table-cell>
          <table:table-cell office:value-type="string" calcext:value-type="string">
            <text:p>massam1975location</text:p>
          </table:table-cell>
        </table:table-row>
        <table:table-row table:style-name="ro1">
          <table:table-cell office:value-type="string" calcext:value-type="string">
            <text:p>Consumer data research</text:p>
          </table:table-cell>
          <table:table-cell office:value-type="string" calcext:value-type="string">
            <text:p>cdrc2018consumer</text:p>
          </table:table-cell>
        </table:table-row>
        <table:table-row table:style-name="ro1">
          <table:table-cell office:value-type="string" calcext:value-type="string">
            <text:p>Seeing like a city</text:p>
          </table:table-cell>
          <table:table-cell office:value-type="string" calcext:value-type="string">
            <text:p>amin2017seeing</text:p>
          </table:table-cell>
        </table:table-row>
        <table:table-row table:style-name="ro1">
          <table:table-cell office:value-type="string" calcext:value-type="string">
            <text:p>Clicker - an Android app for counting pedestrian footfalls with accuracy</text:p>
          </table:table-cell>
          <table:table-cell office:value-type="string" calcext:value-type="string">
            <text:p>bala2018clicker</text:p>
          </table:table-cell>
        </table:table-row>
        <table:table-row table:style-name="ro1">
          <table:table-cell office:value-type="string" calcext:value-type="string">
            <text:p>Wireshark - network protocol analyzer</text:p>
          </table:table-cell>
          <table:table-cell office:value-type="string" calcext:value-type="string">
            <text:p>wireshark2</text:p>
          </table:table-cell>
        </table:table-row>
        <table:table-row table:style-name="ro1">
          <table:table-cell office:value-type="string" calcext:value-type="string">
            <text:p>Smart street sensor project</text:p>
          </table:table-cell>
          <table:table-cell office:value-type="string" calcext:value-type="string">
            <text:p>sss2016</text:p>
          </table:table-cell>
        </table:table-row>
        <table:table-row table:style-name="ro1"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freudinger2015</text:p>
          </table:table-cell>
        </table:table-row>
        <table:table-row table:style-name="ro1"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lugomer2017understanding</text:p>
          </table:table-cell>
        </table:table-row>
        <table:table-row table:style-name="ro1"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cdrcbook</text:p>
          </table:table-cell>
        </table:table-row>
        <table:table-row table:style-name="ro1">
          <table:table-cell office:value-type="string" calcext:value-type="string">
            <text:p>Obfuscation at-source: Privacy in context-aware mobile crowd-sourcing</text:p>
          </table:table-cell>
          <table:table-cell office:value-type="string" calcext:value-type="string">
            <text:p>kandappu2018obfuscation</text:p>
          </table:table-cell>
        </table:table-row>
        <table:table-row table:style-name="ro1"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d2018role</text:p>
          </table:table-cell>
        </table:table-row>
        <table:table-row table:style-name="ro1">
          <table:table-cell office:value-type="string" calcext:value-type="string">
            <text:p>Urban analytics</text:p>
          </table:table-cell>
          <table:table-cell office:value-type="string" calcext:value-type="string">
            <text:p>singleton2017urban</text:p>
          </table:table-cell>
        </table:table-row>
        <table:table-row table:style-name="ro1">
          <table:table-cell office:value-type="string" calcext:value-type="string">
            <text:p>Your wifi is leaking: What do your mobile apps gossip about you?</text:p>
          </table:table-cell>
          <table:table-cell office:value-type="string" calcext:value-type="string">
            <text:p>atkinson2018your</text:p>
          </table:table-cell>
        </table:table-row>
        <table:table-row table:style-name="ro1"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dinesh2017device</text:p>
          </table:table-cell>
        </table:table-row>
        <table:table-row table:style-name="ro1"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artinez2018measuring</text:p>
          </table:table-cell>
        </table:table-row>
        <table:table-row table:style-name="ro1"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sruthi2019iot</text:p>
          </table:table-cell>
        </table:table-row>
        <table:table-row table:style-name="ro1"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deng2018improved</text:p>
          </table:table-cell>
        </table:table-row>
        <table:table-row table:style-name="ro1"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yucel2017measuring</text:p>
          </table:table-cell>
        </table:table-row>
        <table:table-row table:style-name="ro1"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mccormack2017system</text:p>
          </table:table-cell>
        </table:table-row>
        <table:table-row table:style-name="ro1"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arhipova2018pattern</text:p>
          </table:table-cell>
        </table:table-row>
        <table:table-row table:style-name="ro1"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jia2019selecting</text:p>
          </table:table-cell>
        </table:table-row>
        <table:table-row table:style-name="ro1">
          <table:table-cell office:value-type="string" calcext:value-type="string">
            <text:p>Handbook of research on big data and the iot</text:p>
          </table:table-cell>
          <table:table-cell office:value-type="string" calcext:value-type="string">
            <text:p>kaur2019handbook</text:p>
          </table:table-cell>
        </table:table-row>
        <table:table-row table:style-name="ro1"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guzman2018statistical</text:p>
          </table:table-cell>
        </table:table-row>
        <table:table-row table:style-name="ro1">
          <table:table-cell office:value-type="string" calcext:value-type="string">
            <text:p>Developing wlan-based intelligent positioning system for presence detection with limited sensors</text:p>
          </table:table-cell>
          <table:table-cell office:value-type="string" calcext:value-type="string">
            <text:p>nikitin2019developing</text:p>
          </table:table-cell>
        </table:table-row>
        <table:table-row table:style-name="ro1"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haakegaard2018statistical</text:p>
          </table:table-cell>
        </table:table-row>
        <table:table-row table:style-name="ro1"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chen2018fine</text:p>
          </table:table-cell>
        </table:table-row>
        <table:table-row table:style-name="ro1"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shu2017mobile</text:p>
          </table:table-cell>
        </table:table-row>
        <table:table-row table:style-name="ro1">
          <table:table-cell office:value-type="string" calcext:value-type="string">
            <text:p>Quantifying the ambient population using hourly population footfall data and an agent-based model of daily mobility</text:p>
          </table:table-cell>
          <table:table-cell office:value-type="string" calcext:value-type="string">
            <text:p>crols2019</text:p>
          </table:table-cell>
        </table:table-row>
        <table:table-row table:style-name="ro1"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ng2017footfall</text:p>
          </table:table-cell>
        </table:table-row>
        <table:table-row table:style-name="ro1">
          <table:table-cell office:value-type="string" calcext:value-type="string">
            <text:p>A new method for traffic forecasting in urban wireless communication network</text:p>
          </table:table-cell>
          <table:table-cell office:value-type="string" calcext:value-type="string">
            <text:p>zhang2019new</text:p>
          </table:table-cell>
        </table:table-row>
        <table:table-row table:style-name="ro1"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klimek2019towards</text:p>
          </table:table-cell>
        </table:table-row>
        <table:table-row table:style-name="ro1"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zhang2018exploring</text:p>
          </table:table-cell>
        </table:table-row>
        <table:table-row table:style-name="ro1"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vajakas2018mobility</text:p>
          </table:table-cell>
        </table:table-row>
        <table:table-row table:style-name="ro1"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kulshrestha2019real</text:p>
          </table:table-cell>
        </table:table-row>
        <table:table-row table:style-name="ro1"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taylor2019investigating</text:p>
          </table:table-cell>
        </table:table-row>
        <table:table-row table:style-name="ro1"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lamberg2018alternative</text:p>
          </table:table-cell>
        </table:table-row>
        <table:table-row table:style-name="ro1">
          <table:table-cell office:value-type="string" calcext:value-type="string">
            <text:p>Quantifying the information leak in ieee 802.11 network discovery</text:p>
          </table:table-cell>
          <table:table-cell office:value-type="string" calcext:value-type="string">
            <text:p>waltari2018quantifying</text:p>
          </table:table-cell>
        </table:table-row>
        <table:table-row table:style-name="ro1">
          <table:table-cell office:value-type="string" calcext:value-type="string">
            <text:p>8 mobile phone operators, their (big) data and urban analysis</text:p>
          </table:table-cell>
          <table:table-cell office:value-type="string" calcext:value-type="string">
            <text:p>tranos20188</text:p>
          </table:table-cell>
        </table:table-row>
        <table:table-row table:style-name="ro1"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andion2018smart</text:p>
          </table:table-cell>
        </table:table-row>
        <table:table-row table:style-name="ro1"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roy2018indoor</text:p>
          </table:table-cell>
        </table:table-row>
        <table:table-row table:style-name="ro1"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wismans2017comparison</text:p>
          </table:table-cell>
        </table:table-row>
        <table:table-row table:style-name="ro1"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dai2019combination</text:p>
          </table:table-cell>
        </table:table-row>
        <table:table-row table:style-name="ro1">
          <table:table-cell office:value-type="string" calcext:value-type="string">
            <text:p>The dark web of urban data: Fitness data ecosystems, urban design and privacy in the modern city</text:p>
          </table:table-cell>
          <table:table-cell office:value-type="string" calcext:value-type="string">
            <text:p>mcmeel2018dark</text:p>
          </table:table-cell>
        </table:table-row>
        <table:table-row table:style-name="ro1">
          <table:table-cell office:value-type="string" calcext:value-type="string">
            <text:p>People crowd density estimation system using deep learning for radio wave sensing of cellular communication</text:p>
          </table:table-cell>
          <table:table-cell office:value-type="string" calcext:value-type="string">
            <text:p>shibata2019</text:p>
          </table:table-cell>
        </table:table-row>
        <table:table-row table:style-name="ro1"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becker1tracking</text:p>
          </table:table-cell>
        </table:table-row>
        <table:table-row table:style-name="ro1"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lin2018new</text:p>
          </table:table-cell>
        </table:table-row>
        <table:table-row table:style-name="ro1"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jiameasuring</text:p>
          </table:table-cell>
        </table:table-row>
        <table:table-row table:style-name="ro1"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rossi2015spatio</text:p>
          </table:table-cell>
        </table:table-row>
        <table:table-row table:style-name="ro1"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zhu2018digital</text:p>
          </table:table-cell>
        </table:table-row>
        <table:table-row table:style-name="ro1"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adamsky2018wlan</text:p>
          </table:table-cell>
        </table:table-row>
        <table:table-row table:style-name="ro1">
          <table:table-cell office:value-type="string" calcext:value-type="string">
            <text:p>Preventing wi-fi privacy leakage: A user behavioral similarity approach</text:p>
          </table:table-cell>
          <table:table-cell office:value-type="string" calcext:value-type="string">
            <text:p>han2018preventing</text:p>
          </table:table-cell>
        </table:table-row>
        <table:table-row table:style-name="ro1"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roy2018smartphone</text:p>
          </table:table-cell>
        </table:table-row>
        <table:table-row table:style-name="ro1"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cutter2003gi</text:p>
          </table:table-cell>
        </table:table-row>
      </table:table>
      <table:named-expressions/>
      <table:database-ranges>
        <table:database-range table:name="__Anonymous_Sheet_DB__0" table:target-range-address="'literature-search'.A1:'literature-search'.K34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Source Han Sans CN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5:33:29.075119863</dc:date>
    <meta:editing-duration>PT4M35S</meta:editing-duration>
    <meta:editing-cycles>5</meta:editing-cycles>
    <meta:generator>LibreOffice/6.2.3.2$Linux_X86_64 LibreOffice_project/20$Build-2</meta:generator>
    <meta:document-statistic meta:table-count="2" meta:cell-count="4474" meta:object-count="0"/>
  </office:meta>
</office:document-meta>
</file>